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28bbc"/>
    </style:style>
    <style:style style:name="T1" style:family="text">
      <style:text-properties style:font-name="serif" fo:font-size="3.59999990463257pt"/>
    </style:style>
    <style:style style:name="T2" style:family="text">
      <style:text-properties style:font-name="serif" fo:font-size="4.19999980926514pt"/>
    </style:style>
    <style:style style:name="T3" style:family="text">
      <style:text-properties style:font-name="serif" fo:font-size="8.39999961853027pt"/>
    </style:style>
    <style:style style:name="T4" style:family="text">
      <style:text-properties style:font-name="serif" fo:font-size="5.40000009536743pt"/>
    </style:style>
    <style:style style:name="T5" style:family="text">
      <style:text-properties style:font-name="serif" fo:font-size="11.3999996185303pt"/>
    </style:style>
    <style:style style:name="T6" style:family="text">
      <style:text-properties style:font-name="serif" fo:font-size="7.80000019073486pt"/>
    </style:style>
    <style:style style:name="T7" style:family="text">
      <style:text-properties style:font-name="serif" fo:font-size="4.80000019073486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section text:style-name="Sect1" text:name="viewerContainer">
        <text:p text:style-name="Standard"/>
        <text:section text:style-name="Sect1" text:name="viewer">
          <text:p text:style-name="Standard"/>
        </text:section>
      </text:section>
      <text:p text:style-name="P1"><text:span text:style-name="T1"/></text:p>
      <text:p text:style-name="P1"><text:span text:style-name="T6">Kapitel V</text:span><text:span text:style-name="T1"><text:line-break/></text:span><text:span text:style-name="T6">Der Emanzipierende und sein Nachäffer</text:span><text:span text:style-name="T1"><text:line-break/></text:span><text:span text:style-name="T4">Die Aufgabe der Anhänger von Joseph Jacotot ist daher einfach.</text:span><text:span text:style-name="T1"><text:line-break/></text:span><text:span text:style-name="T4">Man muss allen, an allen Orten, unter allen Umständen, die Neu</text:span><text:span text:style-name="T1"><text:line-break/></text:span><text:span text:style-name="T4">igkeit oder die Wohltat verkünden: Man kann lehren, worin man</text:span><text:span text:style-name="T1"><text:line-break/></text:span><text:span text:style-name="T4">unwissend ist. Ein armer und unwissender Familienvater kann</text:span><text:span text:style-name="T1"><text:line-break/></text:span><text:span text:style-name="T4">daher die Unterweisung seiner Kinder in Angriff nehmen. Als</text:span><text:span text:style-name="T1"><text:line-break/></text:span><text:span text:style-name="T4">Prinzip dieser Unterweisung gilt:</text:span><text:span text:style-name="T1"> </text:span><text:span text:style-name="T4">Man muss etwas lernen und alles andere</text:span><text:span text:style-name="T1"><text:line-break/></text:span><text:span text:style-name="T4">nach diesem Prinzip darauf beziehen: Alle Intelligenzen sindgleich.</text:span><text:span text:style-name="T1"><text:line-break/></text:span><text:span text:style-name="T4">Man muss es verkünden und sich zu seiner Verifizierung bereit</text:span><text:span text:style-name="T1"><text:line-break/></text:span><text:span text:style-name="T4">machen: mit dem Armen sprechen, ihn reden lassen darüber,</text:span><text:span text:style-name="T1"><text:line-break/></text:span><text:span text:style-name="T4">was er ist und was er weiß; ihm zeigen, wie er seinen Sohn un</text:span><text:span text:style-name="T1"><text:line-break/></text:span><text:span text:style-name="T4">terrichten wird; ihn das erste Buch des</text:span><text:span text:style-name="T1"> </text:span><text:span text:style-name="T4">Telemach, von dem man</text:span><text:span text:style-name="T1"><text:line-break/></text:span><text:span text:style-name="T4">ihm einen Band gibt, auswendig lernen lassen; der Bitte derer</text:span><text:span text:style-name="T1"><text:line-break/></text:span><text:span text:style-name="T4">nachkommen, die vom Lehrmeister des universellen Unterrichts</text:span><text:span text:style-name="T1"><text:line-break/></text:span><text:span text:style-name="T4">lernen wollen,</text:span><text:span text:style-name="T1"> </text:span><text:span text:style-name="T4">was er nicht weiß;</text:span><text:span text:style-name="T1"> </text:span><text:span text:style-name="T4">schließlich alle Mittel anwenden,</text:span><text:span text:style-name="T1"><text:line-break/></text:span><text:span text:style-name="T4">um den Unwissenden von seiner Fähigkeit zu überzeugen: Ein</text:span><text:span text:style-name="T1"><text:line-break/></text:span><text:span text:style-name="T4">Schüler von Grenoble konnte eine arme und ältere Frau nicht</text:span><text:span text:style-name="T1"><text:line-break/></text:span><text:span text:style-name="T4">dazu überreden, lesen und schreiben zu lernen. Er bezahlte sie</text:span><text:span text:style-name="T1"><text:line-break/></text:span><text:span text:style-name="T4">dafür, dass sie einwilligte. In fünf Monaten hat sie es gelernt, und</text:span><text:span text:style-name="T1"><text:line-break/></text:span><text:span text:style-name="T4">jetzt emanzipiert sie ihre Enkelkinder.93</text:span><text:span text:style-name="T1"><text:line-break/></text:span><text:span text:style-name="T4">Das ist es, was man machen muss, wenn man weiß, dass die</text:span><text:span text:style-name="T1"><text:line-break/></text:span><text:span text:style-name="T4">Kenntnis des</text:span><text:span text:style-name="T1"> </text:span><text:span text:style-name="T4">Telemach</text:span><text:span text:style-name="T1"> </text:span><text:span text:style-name="T4">oder jeder anderen Sache an sich bedeutungs</text:span><text:span text:style-name="T1"><text:line-break/></text:span><text:span text:style-name="T4">los ist. Das Problem ist nicht, Gelehrte zu erzeugen. Es besteht</text:span><text:span text:style-name="T1"><text:line-break/></text:span><text:span text:style-name="T4">darin, diejenigen dazu zu ermutigen, sich zu erheben, die sich</text:span><text:span text:style-name="T1"><text:line-break/></text:span><text:span text:style-name="T4">niedrig an Intelligenz glauben, sie aus dem Sumpf zu ziehen, in</text:span><text:span text:style-name="T1"><text:line-break/></text:span><text:span text:style-name="T4">dem sie verkommen: nicht dem Sumpf der Unwissenheit, son</text:span><text:span text:style-name="T1"><text:line-break/></text:span><text:span text:style-name="T4">dern der Selbstverachtung, der Verachtung des vernünftigen Ge</text:span><text:span text:style-name="T1"><text:line-break/></text:span><text:span text:style-name="T4">schöpfes</text:span><text:span text:style-name="T1"> </text:span><text:span text:style-name="T4">in sich. Es geht darum, emanzipierte und emanzipieren</text:span><text:span text:style-name="T1"><text:line-break/></text:span><text:span text:style-name="T4">de Menschen zu formen.</text:span><text:span text:style-name="T1"><text:line-break/></text:span><text:span text:style-name="T4">119</text:span></text:p>
      <text:p text:style-name="P1"><text:span text:style-name="T4">Man darf den universellen U nterricht weder in die Program</text:span><text:line-break/><text:span text:style-name="T4">me der reform atorischen Parteien schreiben, noch ihn den</text:span><text:line-break/><text:span text:style-name="T4">revolutionären Parteien anvertrauen. N u r ein Mensch kann</text:span><text:line-break/><text:span text:style-name="T4">einen Menschen em anzipieren. N u r ein Individuum kann</text:span><text:line-break/><text:span text:style-name="T4">vernünftig sein, und nur nach seiner eigenen Vernunft. Es gibt</text:span><text:line-break/><text:span text:style-name="T4">Hunderte Arten zu unterrichten, und man lernt in der Schule</text:span><text:line-break/><text:span text:style-name="T4">auch von V erdum m ern; ein Professor ist eine</text:span> <text:span text:style-name="T4">Sache, sicher</text:span><text:line-break/><text:span text:style-name="T4">weniger handhabbar als ein Buch, aber man kann</text:span> <text:span text:style-name="T4">ihn lernen:</text:span> <text:span text:style-name="T4">ihn</text:span><text:line-break/><text:span text:style-name="T4">beobachten, im itieren, zergliedern,</text:span> <text:span text:style-name="T4">zusammensetzen, eine</text:span><text:line-break/><text:span text:style-name="T4">Erfahrung von seiner dargebotenen Persönlichkeit machen.</text:span><text:line-break/><text:span text:style-name="T4">Man bildet sich immer, w enn man zuhört, wie ein Mensch</text:span><text:line-break/><text:span text:style-name="T4">spricht. Ein Professor ist weder intelligenter noch</text:span> <text:span text:style-name="T4">intel</text:span><text:line-break/><text:span text:style-name="T4">ligent als ein anderer Mensch, und er stellt im Allgemeinen eine</text:span><text:line-break/><text:span text:style-name="T4">große Zahl von</text:span> <text:span text:style-name="T4">Fakten</text:span> <text:span text:style-name="T4">für die Beobachtung des Forschers zur</text:span><text:line-break/><text:span text:style-name="T4">Verfügung. Aber es gibt nur eine Weise zu emanzipieren. Und</text:span><text:line-break/><text:span text:style-name="T4">keine Partei, keine Regierung, keine Armee, keine Schule, keine</text:span><text:line-break/><text:span text:style-name="T4">Institution wird jemals einen einzigen Menschen emanzipieren.</text:span><text:line-break/><text:span text:style-name="T4">Dies ist keine metaphysische Aussage. Man hat es in Löwen</text:span><text:line-break/><text:span text:style-name="T4">experimentell erfahren, unter der O b hut Seiner Majestät des</text:span><text:line-break/><text:span text:style-name="T4">Königs der Niederlande. Man weiß, dass der Souverän aufge</text:span><text:line-break/><text:span text:style-name="T4">klärt war. Sein Sohn, Prinz Friedrich, war in die Philosophie</text:span><text:line-break/><text:span text:style-name="T4">vernarrt. Als Verantw ortlicher für die Arm een wollte er sie</text:span><text:line-break/><text:span text:style-name="T4">modern ausgebildet sehen, so wie die preußische. Er interes</text:span><text:line-break/><text:span text:style-name="T4">sierte sich für Jacotot, bedauerte sehr die Ungnade, in die die</text:span><text:line-break/><text:span text:style-name="T4">ser bei den akademischen A utoritäten von Löwen gefallen war,</text:span><text:line-break/><text:span text:style-name="T4">und wollte sich für ihn wie auch für die heimische Armee ein-</text:span><text:line-break/><text:span text:style-name="T4">setzen. Die Armee war zu dieser Zeit ein bevorzugtes Ziel</text:span><text:line-break/><text:span text:style-name="T4">reformerischer Ideen und neuer Pädagogiken. D er Prinz erwog</text:span><text:line-break/><text:span text:style-name="T4">die Dinge und überredete seinen Vater endlich dazu, in Löwen</text:span><text:line-break/><text:span text:style-name="T4">eine militärische Hochschule zu gründen und Jacotot die päd</text:span><text:line-break/><text:span text:style-name="T4">agogische Verantw ortung dafür anzuvertrauen.</text:span><text:line-break/><text:span text:style-name="T4">Fürwahr ein guter Plan, der jedoch zum Danaergeschenk ge</text:span><text:line-break/><text:span text:style-name="T4">riet: Jacotot war ein</text:span> <text:span text:style-name="T4">Lehrmeister,</text:span> <text:span text:style-name="T4">kein Institutsleiter. Seine Me</text:span><text:line-break/><text:span text:style-name="T4">thode sollte emanzipierte M enschen herausbilden, aber keine</text:span><text:line-break/><text:span text:style-name="T4">militärischen Drillmeister, genauso wenig wie Diener irgend-</text:span><text:line-break/><text:span text:style-name="T7">FLmanyipatorische Methode und soziale Methode</text:span><text:line-break/><text:span text:style-name="T4">120</text:span></text:p>
      <text:p text:style-name="P1"><text:span text:style-name="T4">einer gesellschaftlichen Untergruppe. Damit wir uns verstehen:</text:span><text:line-break/><text:span text:style-name="T4">Ein emanzipierter Mensch kann genauso militärischer Ausbil</text:span><text:line-break/><text:span text:style-name="T4">der sein wie Schlosser oder Rechtsanwalt. Aber der universelle</text:span><text:line-break/><text:span text:style-name="T4">Unterricht kann sich nicht, ohne</text:span> <text:span text:style-name="T4">verdorben</text:span> <text:span text:style-name="T4">werden, auf die</text:span><text:line-break/><text:span text:style-name="T4">Herstellung einer bestimmten Kategorie von gesellschaftlichen</text:span><text:line-break/><text:span text:style-name="T4">Akteuren spezialisieren - vor allem, wenn diese gesellschaftli</text:span><text:line-break/><text:span text:style-name="T4">chen Akteure Ausbilder von militärischen Einheiten sind. Der</text:span><text:line-break/><text:span text:style-name="T4">universelle U nterricht gehört in die Sphäre der Familie, und</text:span><text:line-break/><text:span text:style-name="T4">das Beste, was der aufgeklärte Souverän für seine Verbreitung</text:span><text:line-break/><text:span text:style-name="T4">tun könnte, wäre, durch seine Autorität die Verkündigung der</text:span><text:line-break/><text:span text:style-name="T4">Wohltat zu protegieren. Ein aufgeklärter König kann letztlich</text:span><text:line-break/><text:span text:style-name="T4">den universellen U nterricht</text:span> <text:span text:style-name="T4">einsetvgn, wo und wie es ihm gefällt,</text:span><text:line-break/><text:span text:style-name="T4">aber eine derartige Einrichtung ist nicht von Dauer, denn das</text:span><text:line-break/><text:span text:style-name="T4">Menschengeschleckt</text:span> <text:span text:style-name="T4">hängt der alten Methode an. Sicher konnte</text:span><text:line-break/><text:span text:style-name="T4">man zum Ruhm des Souveräns den Versuch wagen. Er würde</text:span><text:line-break/><text:span text:style-name="T4">natürlich scheitern, aber man lernt ja aus Fehlschlägen. Es be</text:span><text:line-break/><text:span text:style-name="T4">dürfte nur einer einzigen Voraussetzung: der absoluten Kon</text:span><text:line-break/><text:span text:style-name="T4">zentration der M acht, der Reinigung der gesellschaftlichen</text:span><text:line-break/><text:span text:style-name="T4">Bühne von allen Zwischengliedern zugunsten des einzigen</text:span><text:line-break/><text:span text:style-name="T4">Paares von König und Philosoph. Es wäre also nötig: Erstens,</text:span><text:line-break/><text:span text:style-name="T4">alle Berater der alten Methode zu beseitigen, wie man es in zivi</text:span><text:line-break/><text:span text:style-name="T4">lisierten Ländern tut, versteht sich, das heißt indem man ihnen</text:span><text:line-break/><text:span text:style-name="T4">ein Avancement ermöglicht; zweitens, alle ändern Zwischen</text:span><text:line-break/><text:span text:style-name="T4">glieder zu entfernen, außer die vom Philosophen ausgesuch</text:span><text:line-break/><text:span text:style-name="T4">ten; drittens, alle Macht dem Philosophen zu übergeben: „Man</text:span><text:line-break/><text:span text:style-name="T4">würde machen, was ich sage, alles, was ich sage, nur das, was</text:span><text:line-break/><text:span text:style-name="T4">ich sage, und die Verantwortung würde gänzlich auf mir lasten.</text:span><text:line-break/><text:span text:style-name="T4">Ich würde nichts verlangen; im Gegenteil, die Zwischenglieder</text:span><text:line-break/><text:span text:style-name="T4">würden mich fragen, was man tun müsse und wie man es tun</text:span><text:line-break/><text:span text:style-name="T4">müsse, um alles dem Souverän vorzuschlagen. Ich würde nicht</text:span><text:line-break/><text:soft-page-break/><text:span text:style-name="T4">als ein Funktionär angesehen werden, den man anstellt, sondern</text:span><text:line-break/><text:span text:style-name="T4">als ein Philosoph, den man glaubt, zu Rate ziehen zu müssen.</text:span><text:line-break/><text:span text:style-name="T4">Die Einrichtung des universellen Unterrichts würde schließlich</text:span><text:line-break/><text:span text:style-name="T4">für einen Augenblick als die hauptsächliche und erste von allen</text:span><text:line-break/><text:span text:style-name="T4">Angelegenheiten des Königreichs betrachtet werden.“94</text:span><text:line-break/><text:span text:style-name="T4">Das sind Bedingungen, die keine zivilisierte Monarchie er</text:span><text:line-break/><text:span text:style-name="T4">füllen kann, vor allem wenn ein Fehlschlag unvermeidlich</text:span><text:line-break/><text:span text:style-name="T4">121</text:span></text:p>
      <text:p text:style-name="P1"><text:span text:style-name="T4">scheint. Dem König lag allerdings an dem Experiment, und</text:span><text:line-break/><text:span text:style-name="T4">als dankbarer Gast akzeptierte Jacotot einen Versuch des Zu-</text:span><text:line-break/><text:span text:style-name="T4">sammenarbeitens m it einer militärischen Unterrichtskommis</text:span><text:line-break/><text:span text:style-name="T4">sion unter der A utorität der K om m andantur von Löwen. Die</text:span><text:line-break/><text:span text:style-name="T4">Schule wurde also auf dieser Basis im M ärz 1827 gegründet,</text:span><text:line-break/><text:span text:style-name="T4">und die Schüler, die zuerst verblüfft waren, durch einen Über</text:span><text:line-break/><text:span text:style-name="T4">setzer zu hören, ihr Professor habe sie nichts zu lehren, mussten</text:span><text:line-break/><text:span text:style-name="T4">in ihr irgendeinen N utzen gesehen haben, da sie am Ende der</text:span><text:line-break/><text:span text:style-name="T4">regulären Periode mittels einer Petition beantragten, ihren Auf</text:span><text:line-break/><text:span text:style-name="T4">enthalt an der Schule verlängern zu dürfen, um durch die uni</text:span><text:line-break/><text:span text:style-name="T4">verselle Methode Sprachen, Geschichte, Geographie, Mathe</text:span><text:line-break/><text:span text:style-name="T4">matik, Physik, Chemie, topographisches Zeichnen und Befesti</text:span><text:line-break/><text:span text:style-name="T4">gungswesen zu lernen. Aber der Meister konnte sich nicht mit</text:span><text:line-break/><text:span text:style-name="T4">diesem</text:span> <text:span text:style-name="T4">verpfuschten</text:span> <text:span text:style-name="T4">universellen U nterricht zufrieden geben und</text:span><text:line-break/><text:span text:style-name="T4">ertrug auch nur schlecht die täglichen Konflikte mit den zivi</text:span><text:line-break/><text:span text:style-name="T4">len akademischen Autoritäten und der militärischen Hierar</text:span><text:line-break/><text:span text:style-name="T4">chie. So beschleunigte er durch seine Skandale die Auflösung</text:span><text:line-break/><text:span text:style-name="T4">der Schule. Er hatte dem König zwar darin gehorcht, mit ei</text:span><text:line-break/><text:span text:style-name="T4">ner schnell anschlagenden M ethode militärische Ausbilder zu</text:span><text:line-break/><text:span text:style-name="T4">formen. Aber er hatte Besseres zu tun, als Unteroffiziere zu</text:span><text:line-break/><text:span text:style-name="T4">fabrizieren, eine Art, die noch keiner Gesellschaft gefehlt hat.</text:span><text:line-break/><text:span text:style-name="T4">Übrigens warnte er feierlich seine Schüler: Sie durften nicht</text:span><text:line-break/><text:span text:style-name="T4">versuchen, in der Armee für den universellen Unterricht zu</text:span><text:line-break/><text:span text:style-name="T4">werben. Aber sie durften auch nicht vergessen, dass sie ein</text:span><text:line-break/><text:span text:style-name="T4">Abenteuer des</text:span> <text:span text:style-name="T4">Geistes erlebt hatten, das ein bisschen weiter reicht,</text:span><text:line-break/><text:span text:style-name="T4">als es die Fabrikation von untergeordneten Offizieren tut: „Sie</text:span><text:line-break/><text:span text:style-name="T4">haben in einigen M onaten U nteroffiziere</text:span> <text:span text:style-name="T4">ausgebildet, das</text:span><text:line-break/><text:span text:style-name="T4">stim mt.</text:span><text:line-break/><text:span text:style-name="T4">Aber darauf zu beharren, zu ebenso küm merlichen Resulta</text:span><text:line-break/><text:span text:style-name="T4">ten wie die europäischen zivilen und militärischen Schulen zu</text:span><text:line-break/><text:span text:style-name="T4">kommen, bedeutet den universellen U nterricht zu verderben.</text:span><text:line-break/><text:span text:style-name="T4">Dass die Gesellschaft von Ihren Erfahrungen profitiere und</text:span><text:line-break/><text:span text:style-name="T4">sich damit begnüge, würde mich freuen; Sie werden sich dem</text:span><text:line-break/><text:span text:style-name="T4">Staat als nützlich erweisen.</text:span><text:line-break/><text:span text:style-name="T4">Jedoch vergessen Sie niemals, dass Sie Resultate einer höhe</text:span><text:line-break/><text:span text:style-name="T4">ren Ordnung gesehen haben als der, die Sie erreicht haben, und</text:span><text:line-break/><text:span text:style-name="T4">auf die Sie reduziert sein werden</text:span> </text:p>
      <text:p text:style-name="P1"><text:span text:style-name="T4">Profitieren Sie also von der intellektuellen Emanzipation für</text:span><text:span text:style-name="T1"><text:line-break/></text:span><text:span text:style-name="T4">sich und Ihre Kinder. Helfen Sie den Armen.</text:span><text:span text:style-name="T1"><text:line-break/></text:span><text:span text:style-name="T4">Aber begnügen Sie sich damit, für Ihr Land Unteroffiziere</text:span><text:span text:style-name="T1"><text:line-break/></text:span><text:span text:style-name="T4">und akademische Bürger hervorzubringen.</text:span><text:span text:style-name="T1"><text:line-break/></text:span><text:span text:style-name="T4">Sie brauchen mich nicht, um auf diesem Weg zu bleiben.“95</text:span><text:span text:style-name="T1"><text:line-break/></text:span><text:span text:style-name="T4">Diese Rede des Gründers an seine Schüler - es gab darunter</text:span><text:span text:style-name="T1"><text:line-break/></text:span><text:span text:style-name="T4">Getreue - steht auf dem Titelblatt des Bandes</text:span><text:span text:style-name="T1"> </text:span><text:span text:style-name="T4">Universeller Unter</text:span><text:span text:style-name="T1"><text:line-break/></text:span><text:span text:style-name="T4">richt Mathematik.</text:span><text:span text:style-name="T1"> </text:span><text:span text:style-name="T4">Ein W erk, in dem nach der in jedem Fach an</text:span><text:span text:style-name="T1"><text:line-break/></text:span><text:span text:style-name="T4">gewandten, zur Verzweiflung treibenden Angewohnheit des</text:span><text:span text:style-name="T1"><text:line-break/></text:span><text:span text:style-name="T4">Meisters kein W ort über die Mathematik steht. Niemand ist</text:span><text:span text:style-name="T1"><text:line-break/></text:span><text:span text:style-name="T4">Teilnehmer am universellen Unterricht, wenn er in diesem</text:span><text:span text:style-name="T1"><text:line-break/></text:span><text:span text:style-name="T4">Werk nicht die Geschichte der Hochschule von Löwen gele</text:span><text:span text:style-name="T1"><text:line-break/></text:span><text:span text:style-name="T4">sen und verstanden hat, wenn er nicht von dieser Meinung</text:span><text:span text:style-name="T1"><text:line-break/></text:span><text:span text:style-name="T4">überzeugt ist, dass der universelle Unterricht nicht eine</text:span><text:span text:style-name="T1"> </text:span><text:span text:style-name="T4">soziale</text:span><text:span text:style-name="T1"><text:line-break/></text:span><text:span text:style-name="T4">Methode ist und es nicht sein kann. Er kann sich weder durch</text:span><text:span text:style-name="T1"><text:line-break/></text:span><text:span text:style-name="T4">die noch in den Institutionen der Gesellschaft verbreiten. Si</text:span><text:span text:style-name="T1"><text:line-break/></text:span><text:span text:style-name="T4">cherlich respektieren die</text:span><text:span text:style-name="T1"> </text:span><text:span text:style-name="T4">Emanzipierten</text:span><text:span text:style-name="T1"> </text:span><text:span text:style-name="T4">die gesellschaftliche O rd</text:span><text:span text:style-name="T1"><text:line-break/></text:span><text:span text:style-name="T4">nung. Sie wissen, dass sie unter allen Umständen weniger</text:span><text:span text:style-name="T1"><text:line-break/></text:span><text:span text:style-name="T4">schlecht als die Anomie ist. Aber das ist alles, was sie ihr zuge</text:span><text:span text:style-name="T1"><text:line-break/></text:span><text:span text:style-name="T4">stehen, und keine Institution kann sich mit diesem Minimum</text:span><text:span text:style-name="T1"><text:line-break/></text:span><text:span text:style-name="T4">zufrieden geben. Es genügt der Ungleichheit nicht, respektiert</text:span><text:span text:style-name="T1"><text:line-break/></text:span><text:span text:style-name="T4">zu werden, sie m öchte beglaubigt und geliebt werden. Sie</text:span><text:span text:style-name="T1"><text:line-break/></text:span><text:span text:style-name="T4">möchte</text:span><text:span text:style-name="T1"> </text:span><text:span text:style-name="T4">erklärt</text:span><text:span text:style-name="T1"> </text:span><text:span text:style-name="T4">werden. Jede Institution ist eine</text:span><text:span text:style-name="T1"> </text:span><text:span text:style-name="T4">Erklärung</text:span><text:span text:style-name="T1"> </text:span><text:span text:style-name="T4">der</text:span><text:span text:style-name="T1"><text:line-break/></text:span><text:span text:style-name="T4">Gesellschaft, eine Inszenierung der Ungleichheit. Ihr Prinzip</text:span><text:span text:style-name="T1"><text:line-break/></text:span><text:span text:style-name="T4">verhält sich antithetisch zu demjenigen einer Methode, die auf</text:span><text:span text:style-name="T1"><text:line-break/></text:span><text:span text:style-name="T4">der Gleichheit und der Ablehnung der Erklärung gegründet</text:span><text:span text:style-name="T1"><text:line-break/></text:span><text:span text:style-name="T4">ist, und wird es imm er sein. Der universelle Unterricht kann</text:span><text:span text:style-name="T1"><text:line-break/></text:span><text:span text:style-name="T4">sich nur an Individuen richten, niemals an Gesellschaften. „Die</text:span><text:span text:style-name="T1"><text:line-break/></text:span><text:span text:style-name="T4">Gesellschaften von in Nationen vereinigten Menschen, von den</text:span><text:span text:style-name="T1"><text:line-break/></text:span><text:span text:style-name="T4">Lappen bis zu den Patagoniern, brauchen für ihre Stabilität</text:span><text:span text:style-name="T1"><text:line-break/></text:span><text:span text:style-name="T4">irgendeine Form und Ordnung. Diejenigen, die mit der Auf</text:span><text:span text:style-name="T1"><text:line-break/></text:span><text:span text:style-name="T4">rechterhaltung dieser notwendigen Ordnung beauftragt sind,</text:span><text:span text:style-name="T1"><text:line-break/></text:span><text:span text:style-name="T4">müssen erklären und erklären lassen, dass diese Ordnung die</text:span><text:span text:style-name="T1"><text:line-break/></text:span><text:span text:style-name="T4">beste von allen ist, und jede gegenteilige Erklärung verhindern.</text:span><text:span text:style-name="T1"><text:line-break/></text:span><text:span text:style-name="T4">Das ist das Ziel der Verfassungen und Gesetze. Jede gesellschaft</text:span><text:span text:style-name="T1"><text:line-break/></text:span><text:span text:style-name="T4">liche O rdnung, die auf einer Erklärung beruht, schließt daher</text:span><text:span text:style-name="T1"><text:line-break/></text:span><text:span text:style-name="T4">jede andere Erklärung aus und weist vor allem die M ethode</text:span><text:span text:style-name="T1"><text:line-break/></text:span><text:span text:style-name="T4">123</text:span></text:p>
      <text:p text:style-name="P1"><text:span text:style-name="T4">der intellektuellen Em anzipation zurück, die auf der Nutzlo</text:span><text:line-break/><text:span text:style-name="T4">sigkeit und sogar Gefahr jeder Erklärung im Unterricht</text:span> <text:span text:style-name="T4">be</text:span><text:line-break/><text:span text:style-name="T4">ruht. Der G ründer selbst hat anerkannt, dass der Bürger eines</text:span><text:line-break/><text:span text:style-name="T4">Staates die gesellschaftliche O rdnung, an der er teilhat, und die</text:span><text:line-break/><text:span text:style-name="T4">Erklärung dieser O rdnung respektieren muss; aber er hat auch</text:span><text:line-break/><text:span text:style-name="T4">festgestellt, dass das G esetz vom Bürger nur der Ordnung</text:span><text:line-break/><text:span text:style-name="T4">konforme Handlungen und Reden verlangt, und ihm nicht Ge</text:span><text:line-break/><text:span text:style-name="T4">danken, Meinungen und Glaubenssätze aufzwingen kann; dass</text:span><text:line-break/><text:span text:style-name="T4">der Bewohner eines Landes, bevor er Bürger ist, ein Mensch</text:span><text:line-break/><text:span text:style-name="T4">ist, dass die Familie ein geweihter O rt ist, wo der Vater der</text:span><text:line-break/><text:span text:style-name="T4">oberste Richter ist, und dass folglich dort und nur dort die in</text:span><text:line-break/><text:span text:style-name="T4">tellektuelle Emanzipation angestoßen werden kann, um frucht</text:span><text:line-break/><text:span text:style-name="T4">bar zu sein.“96 W ir behaupten also: D er universelle Unterricht</text:span><text:line-break/><text:span text:style-name="T4">wird sich in der Gesellschaft</text:span> <text:span text:style-name="T4">nicht durchsetzen,</text:span> <text:span text:style-name="T4">wird sich nicht eta</text:span><text:line-break/><text:span text:style-name="T4">blieren. Aber er wird auch</text:span> <text:span text:style-name="T4">nicht untergehen,</text:span> <text:span text:style-name="T4">weil er die natürliche</text:span><text:line-break/><text:span text:style-name="T4">Methode des menschlichen Geistes ist, diejenige all derer, die</text:span><text:line-break/><text:span text:style-name="T4">selbst ihren Weg suchen. Was seine A nhänger tun können, ist,</text:span><text:line-break/><text:span text:style-name="T4">allen Individuen, allen Vätern und M üttern den Weg zu ver</text:span><text:line-break/><text:span text:style-name="T4">künden, das zu lehren, w orin man unwissend ist, nach dem</text:span><text:line-break/><text:span text:style-name="T4">Prinzip der Gleichheit der Intelligenzen.</text:span><text:line-break/><text:span text:style-name="T4">Die Emanzipation der Menschen und die Unterweisung des</text:span> <text:span text:style-name="T5">I</text:span><text:span text:style-name="T4">o/kes</text:span><text:line-break/><text:span text:style-name="T4">Man muss es</text:span> <text:span text:style-name="T4">allen</text:span> <text:span text:style-name="T4">verkünden. Zuerst sicher den Armen: Sie</text:span><text:line-break/><text:soft-page-break/><text:span text:style-name="T4">haben kein anderes Mittel, sich zu bilden, weil sie weder die</text:span><text:line-break/><text:span text:style-name="T4">hauptberuflichen Erklärenden bezahlen, noch lange Jahre auf</text:span><text:line-break/><text:span text:style-name="T4">den Schulbänken verbringen können. U nd vor allem lastet auf</text:span><text:line-break/><text:span text:style-name="T4">ihnen massiv das Vorurteil der Ungleichheit der Intelligenzen.</text:span><text:line-break/><text:span text:style-name="T4">Sie muss man dazu bringen, sich zu erheben. Der universelle</text:span><text:line-break/><text:span text:style-name="T4">U nterricht ist die M ethode der Arm en.</text:span><text:line-break/><text:span text:style-name="T4">Aber nicht ausschließlich, vielm ehr ist er eine Methode von</text:span><text:line-break/><text:span text:style-name="T4">Menschen, das heißt von Erfindern. W er sie anwendet - was</text:span><text:line-break/><text:span text:style-name="T4">auch immer seine Wissenschaft und sein Rang ist - wird seine</text:span><text:line-break/><text:span text:style-name="T4">intellektuellen Fähigkeiten vervielfachen. M an muss sie also</text:span><text:line-break/><text:span text:style-name="T4">den Prinzen, M inistern und den M ächtigen verkünden: Sie</text:span><text:line-break/><text:span text:style-name="T4">können den universellen U nterricht nicht</text:span> <text:span text:style-name="T4">institutionalisieren,</text:span> <text:span text:style-name="T4">aber</text:span><text:line-break/><text:span text:style-name="T4">124</text:span></text:p>
      <text:p text:style-name="P1"><text:span text:style-name="T4">sie können ihn anwenden, um ihre Kinder auszubilden. Und</text:span><text:line-break/><text:span text:style-name="T4">sie können ihr soziales Prestige verwenden, um in weiten Kreisen</text:span><text:line-break/><text:span text:style-name="T4">die Wohltat zu verkünden. So hätte der aufgeklärte König der</text:span><text:line-break/><text:span text:style-name="T4">Niederlande besser daran getan, seinen Kindern das beizubrin</text:span><text:line-break/><text:span text:style-name="T4">gen, was er nicht weiß, und mit seiner Stimme die Verbrei</text:span><text:line-break/><text:span text:style-name="T4">tung der emanzipatorischen Ideen in den Familien des König</text:span><text:line-break/><text:span text:style-name="T4">reichs voranzutreiben. So könnte sie der ehemalige Kollege von</text:span><text:line-break/><text:span text:style-name="T4">Joseph Jacotot, der General La Fayette, dem Präsidenten der</text:span><text:line-break/><text:span text:style-name="T4">Vereinigten Staaten, des neuen Landes, auf dem nicht Jahrhun</text:span><text:line-break/><text:span text:style-name="T4">derte universitärer Verdumm ung lasten, verkünden. Am Vor</text:span><text:line-break/><text:span text:style-name="T4">abend der Julirevolution von 1830 hatte der Gründer übrigens</text:span><text:line-break/><text:span text:style-name="T4">Löwen verlassen, um in Paris den siegreichen Liberalen und</text:span><text:line-break/><text:span text:style-name="T4">Progressiven den Weg anzuzeigen, um ihre guten Absichten</text:span><text:line-break/><text:span text:style-name="T4">gegenüber dem Volk zu verwirklichen: Der General La Fayette</text:span><text:line-break/><text:span text:style-name="T4">brauchte nur den universellen Unterricht in der Nationalgarde</text:span><text:line-break/><text:span text:style-name="T4">zu verbreiten. U nd Casimir Perier, alter und enthusiastischer</text:span><text:line-break/><text:span text:style-name="T4">Anhänger der D oktrin sowie zukünftiger Premierminister, ist</text:span><text:line-break/><text:span text:style-name="T4">nun in der Lage, weithin die W ohltat zu verkünden. Monsieur</text:span><text:line-break/><text:span text:style-name="T4">Barthe, Minister für öffentliche Bildung des Kabinetts Laffitte,</text:span><text:line-break/><text:span text:style-name="T4">kam selbst zu Joseph Jacotot, um sich beraten zu lassen: Was</text:span><text:line-break/><text:span text:style-name="T4">muss man tun, um die Ausbildung zu organisieren, die die Re</text:span><text:line-break/><text:span text:style-name="T4">gierung dem Volk schuldig ist und die es ihm bereitwillig nach</text:span><text:line-break/><text:span text:style-name="T4">den besten M ethoden zukomm en lassen möchte?</text:span> <text:span text:style-name="T4">Nichts, ant</text:span><text:line-break/><text:span text:style-name="T4">wortete der Gründer, die Regierung ist dem Volk keine Aus</text:span><text:line-break/><text:span text:style-name="T4">bildung schuldig, einfach deshalb, weil man den Leuten nicht</text:span><text:line-break/><text:span text:style-name="T4">schuldet, was sie sich selbst nehmen können. Denn die Ausbil</text:span><text:line-break/><text:span text:style-name="T4">dung ist wie die Freiheit: Sie wird nicht gegeben, man nimmt</text:span><text:line-break/><text:span text:style-name="T4">sie sich. Was muss man also tun?, fragte der Minister. Es ge</text:span><text:line-break/><text:span text:style-name="T4">nügt, so sagte man ihm, dass man verkündet, dass ich in Paris</text:span><text:line-break/><text:span text:style-name="T4">im Hotel Corneille bin, wo ich jeden Tag arme Familienväter</text:span><text:line-break/><text:span text:style-name="T4">empfange, um ihnen den Weg zu zeigen, ihre Kinder zu eman</text:span><text:line-break/><text:span text:style-name="T4">zipieren.</text:span><text:line-break/><text:span text:style-name="T4">Man muss es allen sagen, die sich um die Wissenschaft oder</text:span><text:line-break/><text:span text:style-name="T4">um das Volk oder um beides zugleich bekümmern. Auch die</text:span><text:line-break/><text:span text:style-name="T4">Gelehrten müssen es erfahren: Sie haben die Mittel, ihre intel</text:span><text:line-break/><text:span text:style-name="T4">lektuelle Macht zu vervielfachen. Sie glauben sich nur fähig,</text:span><text:line-break/><text:span text:style-name="T4">das zu lehren, was sie wissen. W ir kennen diese gesellschaftli-</text:span><text:line-break/><text:span text:style-name="T4">125</text:span></text:p>
      <text:p text:style-name="P1"><text:span text:style-name="T4">che Logik falscher Bescheidenheit, wo das, worauf man ver</text:span><text:line-break/><text:span text:style-name="T4">zichtet, die Festigkeit dessen ausmacht, was man verkündigt.</text:span><text:line-break/><text:span text:style-name="T4">Aber die Gelehrten - jene, die forschen, selbstverständlich, nicht</text:span><text:line-break/><text:span text:style-name="T4">jene, die das Wissen der anderen erklären - wollen vielleicht</text:span><text:line-break/><text:span text:style-name="T4">etwas Neueres und weniger Ausgemachtes. Sie sollen sich dar</text:span><text:line-break/><text:span text:style-name="T4">an machen, zu lehren, was sie nicht wissen, und vielleicht ent</text:span><text:line-break/><text:span text:style-name="T4">decken sie unerwartete intellektuelle Fähigkeiten, die sie auf den</text:span><text:line-break/><text:span text:style-name="T4">Weg zu neuen Entdeckungen bringen.</text:span><text:line-break/><text:span text:style-name="T4">Man muss es den Republikanern sagen, die ein Volk von</text:span><text:line-break/><text:span text:style-name="T4">Freien und Gleichen wollen und sich vorstellen, dass dies Sa</text:span><text:line-break/><text:span text:style-name="T4">che der Gesetze und Verfassungen ist. Man muss es all jenen</text:span><text:line-break/><text:span text:style-name="T4">Männern des Fortschritts sagen, die m it großzügigem Herzen</text:span><text:line-break/><text:span text:style-name="T4">und beweglichem Geist - Erfinder, Philanthropen und Philo-</text:span><text:line-break/><text:span text:style-name="T4">maten, Polytechniker und Philotechniker, Fourieristen und</text:span><text:line-break/><text:span text:style-name="T4">Saint-Simonisten - die Länder Europas und die Felder des Wis</text:span><text:line-break/><text:span text:style-name="T4">sens durchqueren auf der Suche nach technischen Erfindungen,</text:span><text:line-break/><text:span text:style-name="T4">landwirtschaftlichen Verbesserungen, ökonomischen Kombi</text:span><text:line-break/><text:span text:style-name="T4">nationen, pädagogischen Methoden, moralischen Institutionen,</text:span><text:line-break/><text:span text:style-name="T4">architektonischen Revolutionen, typographischen Techniken,</text:span><text:line-break/><text:span text:style-name="T4">enzyklopädischen Veröffentlichungen etc., die für die physi</text:span><text:line-break/><text:span text:style-name="T4">sche, intellektuelle und moralische Verbesserung der ärmsten</text:span><text:line-break/><text:span text:style-name="T4">und größten Klasse bestimmt sind: Sie können für die Armen</text:span><text:line-break/><text:span text:style-name="T4">viel mehr tun, als sie glauben, und m it viel geringeren Kosten.</text:span><text:line-break/><text:span text:style-name="T4">Sie wenden Zeit und Geld auf, um Getreidespeicher und Jau</text:span><text:line-break/><text:span text:style-name="T4">chegruben, Dünger und Konservierungsm ethoden zu erpro</text:span><text:line-break/><text:span text:style-name="T4">ben und zu bewerben, um die Bauern reicher zu machen, die</text:span><text:line-break/><text:span text:style-name="T4">Bauernhöfe vom Mist und die Köpfe der Bauern von Vorur</text:span><text:line-break/><text:span text:style-name="T4">teilen zu befreien. Es gibt Einfacheres als das: M it einem abge</text:span><text:line-break/><text:span text:style-name="T4">nutzten</text:span> <text:span text:style-name="T4">Telemach</text:span> <text:span text:style-name="T4">oder selbst einer Feder und Papier zum Schrei</text:span><text:line-break/><text:span text:style-name="T4">ben eines Gebetes können sie die Landbewohner emanzipie</text:span><text:line-break/><text:span text:style-name="T4">ren, ihnen ihre intellektuelle Fähigkeit zu Bewusstsein bringen;</text:span><text:line-break/><text:span text:style-name="T4">und die Bauern werden sich selbst darum küm m ern, die Kul</text:span><text:line-break/><text:span text:style-name="T4">turen und die Konservierung der E rnte zu verbessern. Die</text:span> <text:span text:style-name="T4">Ver</text:span><text:line-break/><text:span text:style-name="T4">dummungist</text:span> <text:span text:style-name="T4">nicht eingefleischter Aberglaube, sie ist Furcht vor</text:span><text:line-break/><text:span text:style-name="T4">der Freiheit; die Routine ist nicht Unw issenheit, sie ist Feig</text:span><text:line-break/><text:span text:style-name="T4">heit und Stolz von Leuten, die auf ihre eigenen Fähigkeiten</text:span><text:line-break/><text:span text:style-name="T4">verzichten einzig für das Vergnügen, die Unfähigkeit des Nach</text:span><text:line-break/><text:span text:style-name="T4">126</text:span></text:p>
      <text:p text:style-name="P1"><text:span text:style-name="T4">barn zu konstatieren. Es genügt zu</text:span> <text:span text:style-name="T4">emanzipieren.</text:span> <text:span text:style-name="T4">Ruiniert euch</text:span><text:line-break/><text:span text:style-name="T4">nicht mit Publikationen, um Rechtsanwälte, Notare und Apo</text:span><text:line-break/><text:span text:style-name="T4">theker vom Lande m it enzyklopädischen Sammlungen zu</text:span><text:line-break/><text:span text:style-name="T4">überschwemmen, die dazu bestimmt wären, die Landbewoh</text:span><text:line-break/><text:span text:style-name="T4">ner die gesündesten Mittel zu lehren, ihre Eier zu konservie</text:span><text:line-break/><text:span text:style-name="T4">ren, ihre Butter zu salzen, das Wasser zu desinfizieren, Rüben</text:span><text:line-break/><text:span text:style-name="T4">zucker herzustellen und Bier aus Erbsenhülsen zu gewinnen.</text:span><text:line-break/><text:span text:style-name="T4">Zeigt ihnen vielmehr, wie sie ihre Söhne</text:span> <text:span text:style-name="T4">Calypso</text:span><text:span text:style-name="T5">,</text:span><text:span text:style-name="T4">Calypso konnte</text:span><text:span text:style-name="T5">,</text:span><text:line-break/><text:span text:style-name="T4">Calypso konnte nicht... wiederholen lassen können. Und ihr wer</text:span><text:line-break/><text:span text:style-name="T4">det sehen, wozu sie fähig sein werden.</text:span><text:line-break/><text:span text:style-name="T4">Das ist die einzige Chance, die einzige Chance für die intel</text:span><text:line-break/><text:span text:style-name="T4">lektuelle Emanzipation: Jeder Bürger ist auch ein Mensch, der</text:span><text:line-break/><text:span text:style-name="T4">ein</text:span> <text:span text:style-name="T4">Werk</text:span> <text:span text:style-name="T4">der Feder, des Meißels oder jedes anderen Werkzeugs</text:span><text:line-break/><text:span text:style-name="T4">vollbringt. Jeder niedrige Höhere ist auch ein Gleicher, der</text:span><text:line-break/><text:span text:style-name="T4">erzählt und einen anderen erzählen lässt, was er</text:span> <text:span text:style-name="T4">gesehen hat.</text:span> <text:span text:style-name="T4">Es</text:span><text:line-break/><text:span text:style-name="T4">ist immer möglich, sich auf dieses Selbstverhältnis zu stützen,</text:span><text:line-break/><text:soft-page-break/><text:span text:style-name="T4">es auf die ursprüngliche Wahrhaftigkeit zurückzuführen, um</text:span><text:line-break/><text:span text:style-name="T4">im gesellschaftlichen Menschen den vernünftigen Menschen zu</text:span><text:line-break/><text:span text:style-name="T4">erwecken. Wer die Methode des universellen Unterrichts vom</text:span><text:line-break/><text:span text:style-name="T4">Räderwerk der Gesellschaftsmaschine fernhält, kann diese</text:span><text:line-break/><text:span text:style-name="T4">brandneue Energie hervorrufen, die die Liebhaber der Freiheit</text:span><text:line-break/><text:span text:style-name="T4">fasziniert, diese Stärke ohne Schwerkraft noch Masse, die sich</text:span><text:line-break/><text:span text:style-name="T4">blitzartig verbreitet durch den Kontakt zweier Pole. Wer das</text:span><text:line-break/><text:span text:style-name="T4">Räderwerk der Gesellschaftsmaschine stillstehen lässt, hat die</text:span><text:line-break/><text:span text:style-name="T4">Chance, die elektrische Energie der Emanzipation zirkulieren</text:span><text:line-break/><text:span text:style-name="T4">zu lassen.</text:span><text:line-break/><text:span text:style-name="T4">Man wird nur die von der Alten Verdummten und die</text:span><text:line-break/><text:span text:style-name="T4">Mächtigen der alten Methode beiseite lassen. Sie haben sich be</text:span><text:line-break/><text:span text:style-name="T4">reits über die Folgen der Ausbildung von Söhnen des Volkes</text:span><text:line-break/><text:span text:style-name="T4">beunruhigt, die unvorsichtigerweise ihren Verhältnissen ent</text:span><text:line-break/><text:span text:style-name="T4">fremdet werden. Wie nun, wenn man von Emanzipation und</text:span><text:line-break/><text:span text:style-name="T4">Gleichheit der Intelligenzen spricht, wenn man bloß erwähnt,</text:span><text:line-break/><text:span text:style-name="T4">dass Mann und Frau dieselbe Intelligenz hätten! Ein Besucher</text:span><text:line-break/><text:span text:style-name="T4">hatte Jacotot bereits gefragt, ob die Frauen unter solchen U m</text:span><text:line-break/><text:span text:style-name="T4">ständen dann noch hübsch wären! Enthalten wir folglich die</text:span><text:line-break/><text:span text:style-name="T4">sen Verdummten die A ntwort vor, überlassen wir sie ihrem</text:span><text:line-break/><text:span text:style-name="T4">akademisch-noblen Zirkel. Wir wissen, dass das die verdum</text:span><text:line-break/><text:span text:style-name="T4">127</text:span></text:p>
      <text:p text:style-name="P1"><text:span text:style-name="T4">mende Sicht der Dinge definiert: an die</text:span> <text:span text:style-name="T4">Wirklichkeit</text:span> <text:span text:style-name="T4">der Un</text:span><text:line-break/><text:span text:style-name="T4">gleichheit glauben, sich vorstellen, dass die H öheren in der Ge</text:span><text:line-break/><text:span text:style-name="T4">sellschaft tatsächlich höher sind und dass die Gesellschaft in Ge</text:span><text:line-break/><text:span text:style-name="T4">fahr wäre, wenn die Vorstellung sich vor allem in den unteren</text:span><text:line-break/><text:span text:style-name="T4">Klassen verbreitet, dass diese Ü berlegenheit nur eine ausge</text:span><text:line-break/><text:span text:style-name="T4">machte Fiktion ist. Tatsächlich kann nur ein Emanzipierter</text:span><text:line-break/><text:span text:style-name="T4">ohne Beunruhigung hören, dass die gesellschaftliche Ordnung</text:span><text:line-break/><text:span text:style-name="T4">gänzlich Konvention ist, und gewissenhaft den Übergeordne</text:span><text:line-break/><text:span text:style-name="T4">ten gehorchen, von denen er weiß, dass sie ihm gleich sind. Er</text:span><text:line-break/><text:span text:style-name="T4">weiß, was er von der gesellschaftlichen O rdnung erwarten kann</text:span><text:line-break/><text:span text:style-name="T4">und wird davon kein Aufhebens machen. Die Verdummten</text:span><text:line-break/><text:span text:style-name="T4">haben nichts zu befürchten, aber sie werden es nie wissen.</text:span><text:line-break/><text:span text:style-name="T4">Die Männer des Fortschritts</text:span><text:line-break/><text:span text:style-name="T4">Lassen wir sie also in dem süßen und besorgten Bewusstsein</text:span><text:line-break/><text:span text:style-name="T4">ihres Genies. Aber neben ihnen fehlt es nicht an Männern des</text:span><text:line-break/><text:span text:style-name="T4">Fortschritts, die den U m sturz der alten intellektuellen Hier</text:span><text:line-break/><text:span text:style-name="T4">archien nicht fürchten müssten. W ir verstehen Männer des</text:span><text:line-break/><text:span text:style-name="T4">Fortschritts</text:span> <text:span text:style-name="T4">im buchstäblichen Sinne des W ortes: Männer, die</text:span><text:line-break/><text:span text:style-name="T4">schreiten, die sich nicht um den gesellschaftlichen Rang dessen</text:span><text:line-break/><text:span text:style-name="T4">küm m ern, der dieses oder jenes behauptet hat, sondern die</text:span><text:line-break/><text:span text:style-name="T4">selbst nachsehen, ob die Sache w ahr ist; die Reisenden, die</text:span><text:line-break/><text:span text:style-name="T4">Europa durchqueren auf der Suche nach allen Techniken, Me</text:span><text:line-break/><text:span text:style-name="T4">thoden oder Institutionen, die es wert sind, nachgeahmt zu wer</text:span><text:line-break/><text:span text:style-name="T4">den; die, wenn sie da oder dort von einem neuen Experiment</text:span><text:line-break/><text:span text:style-name="T4">hören, aufbrechen, die Tatsachen ansehen, versuchen, die Ex</text:span><text:line-break/><text:span text:style-name="T4">perimente zu wiederholen; die nicht verstehen, warum man</text:span><text:line-break/><text:span text:style-name="T4">sechs Jahre damit verbringt, etwas zu lernen, wenn bewiesen</text:span><text:line-break/><text:span text:style-name="T4">ist, dass man es auch in zwei Jahren lernen kann; die vor allem</text:span><text:line-break/><text:span text:style-name="T4">denken, dass Wissen an sich nichts und</text:span> <text:span text:style-name="T4">Machen</text:span> <text:span text:style-name="T4">alles ist, dass die</text:span><text:line-break/><text:span text:style-name="T4">Wissenschaften nicht dazu da sind, erklärt zu werden, sondern</text:span><text:line-break/><text:span text:style-name="T4">um neue Entdeckungen und nützliche Erfindungen zu ma</text:span><text:line-break/><text:span text:style-name="T4">chen; die folglich, w enn sie von profitablen Erfindungen hö</text:span><text:line-break/><text:span text:style-name="T4">ren, sich nicht dam it begnügen, sie zu loben oder zu kommen</text:span><text:line-break/><text:span text:style-name="T4">tieren, sondern, w enn möglich, ihre F abrik oder ihr Land, ihr</text:span><text:line-break/><text:span text:style-name="T4">128</text:span></text:p>
      <text:p text:style-name="P1"><text:span text:style-name="T4">Kapital oder ihre Hingabe anbieten, um einen</text:span> <text:span text:style-name="T4">Versuch</text:span> <text:span text:style-name="T4">damit</text:span><text:line-break/><text:span text:style-name="T4">zu machen.</text:span><text:line-break/><text:span text:style-name="T4">Reisende und Neuerer dieser Sorte gibt es genug, die sich für</text:span><text:line-break/><text:span text:style-name="T4">die Idee der möglichen Anwendungen der Methode Jacotot</text:span><text:line-break/><text:span text:style-name="T4">interessieren, ja begeistern. Das können Lehrer sein, die mit</text:span><text:line-break/><text:span text:style-name="T4">der Alten gebrochen haben: so wie Professor Durietz, der sich</text:span><text:line-break/><text:span text:style-name="T4">seit seiner Jugend m it Locke und Condillac, Helvetius und</text:span><text:line-break/><text:span text:style-name="T4">Condorcet auseinandergesetzt hatte und bald zum Angriff auf</text:span><text:line-break/>„<text:span text:style-name="T4">das verstaubte Gebäude unserer gotischen Institutionen“97</text:span><text:line-break/><text:span text:style-name="T4">übergegangen war. Als Professor am Departementgymnasium</text:span><text:line-break/><text:span text:style-name="T4">von Lille hatte er in derselben Stadt eine Lehranstalt gegrün</text:span><text:line-break/><text:span text:style-name="T4">det, die von den Prinzipien dieser Meister inspiriert war. Als</text:span><text:line-break/><text:span text:style-name="T4">Opfer des „ideenfressenden Hasses“, mit dem der Kaiser „jede</text:span><text:line-break/><text:span text:style-name="T4">Institution, die nicht mit seinem Ziel der universellen Knech</text:span><text:line-break/><text:span text:style-name="T4">tung übereinstimmt“, bedachte, aber immer entschlossen,</text:span> <text:span text:style-name="T4">?iick-</text:span><text:line-break/><text:span text:style-name="T4">wärtsgewandte</text:span> <text:span text:style-name="T4">M ethoden hinter sich zu lassen, kam er in die</text:span><text:line-break/><text:span text:style-name="T4">Niederlande, um die Erziehung der Söhne des Prinzen von</text:span><text:line-break/><text:span text:style-name="T4">Hatzfeld, dem Botschafter von Preußen, zu besorgen. D ort</text:span><text:line-break/><text:span text:style-name="T4">hörte er von der Methode Jacotot, besuchte die Anstalt, die</text:span><text:line-break/><text:span text:style-name="T4">ein ehemaliger Polytechnikumschüler, Monsieur de Sepres, auf</text:span><text:line-break/><text:span text:style-name="T4">jenen Prinzipien aufbauend gegründet hatte, erkannte die Über</text:span><text:line-break/><text:span text:style-name="T4">einstimmung mit den seinen und entschied sich, die Methode</text:span><text:line-break/><text:span text:style-name="T4">zu propagieren, wo er nur konnte. Das tat er fünf Jahre lang</text:span><text:line-break/><text:span text:style-name="T4">in Sankt-Petersburg bei Großmarschall Paschoff, Prinz Sherb-</text:span><text:line-break/><text:span text:style-name="T4">retoff und anderen W ürdenträgern, die Freunde des Fort</text:span><text:line-break/><text:span text:style-name="T4">schritts waren, bevor er nach Frankreich zurückkehrte, nicht</text:span><text:line-break/><text:span text:style-name="T4">ohne auf dem Weg in Riga wie in Odessa, in Deutschland und</text:span><text:line-break/><text:span text:style-name="T4">in Italien die Emanzipation zu verbreiten. Nun möchte er „die</text:span><text:line-break/><text:span text:style-name="T4">Axt an den Baum der Abstraktion setzen“ und ihn, wenn er</text:span><text:line-break/><text:span text:style-name="T4">kann, „bis zu den Fasern seiner untersten Wurzeln ausreißen“.98</text:span><text:line-break/><text:span text:style-name="T4">Er erzählte Monsieur Ternaux, dem bekannten Tuchfabri</text:span><text:line-break/><text:span text:style-name="T4">kanten von Sedan und Abgeordneten der Liberalen Extremen</text:span><text:line-break/><text:span text:style-name="T4">Linken, von seinen Projekten. Man konnte niemand Besseren</text:span><text:line-break/><text:span text:style-name="T4">in Sachen aufgeklärter Industrie finden: Ferdinand Ternaux</text:span><text:line-break/><text:span text:style-name="T4">hatte sich nicht damit begnügt, das Geschäft seines Vaters zu</text:span><text:line-break/><text:span text:style-name="T4">konsolidieren, indem er die Fabrik durch die W irren der Re</text:span><text:line-break/><text:span text:style-name="T4">volution und des Kaiserreichs hindurch zum Prosperieren</text:span><text:line-break/><text:span text:style-name="T4">129</text:span></text:p>
      <text:p text:style-name="P1"><text:span text:style-name="T4">brachte. Er wollte ein nützliches W erk für die nationale Indus</text:span><text:line-break/><text:span text:style-name="T4">trie im Allgemeinen vollbringen, indem er die Produktion von</text:span><text:line-break/><text:span text:style-name="T4">Kaschmir beförderte. Zu diesem Zweck hatte er einen Orien</text:span><text:line-break/><text:span text:style-name="T4">talisten von der N ationalbibliothek engagiert und ihn nach</text:span><text:line-break/><text:span text:style-name="T4">Tibet geschickt, um eine H erde von tausendfünfhundert Zie</text:span><text:line-break/><text:span text:style-name="T4">gen zu holen und sie in den Pyrenäen heimisch zu machen. Als</text:span><text:line-break/><text:span text:style-name="T4">glühender Verfechter der Freiheit und der Aufklärung wollte</text:span><text:line-break/><text:span text:style-name="T4">er die Resultate der M ethode Jacotot also selbst prüfen. En</text:span><text:line-break/><text:span text:style-name="T4">thusiastisch versprach er seine U nterstützung, und mit seiner</text:span><text:line-break/><text:span text:style-name="T4">Hilfe machte sich D urietz daran, die „H üter der Supina und</text:span><text:line-break/><text:span text:style-name="T4">Gerundiva“ und die anderen „Satrapen des universitären Mo</text:span><text:line-break/><text:span text:style-name="T4">nopols“ zu vernichten.</text:span><text:line-break/><text:span text:style-name="T4">Ferndinand Ternaux ist jedoch nicht der einzige Fabrikant,</text:span><text:line-break/><text:soft-page-break/><text:span text:style-name="T4">der sich als so fortschrittlich erweist. In Mülhausen vertraute</text:span><text:line-break/><text:span text:style-name="T4">die Industrielle Gesellschaft - eine Institution, die dank der phi</text:span><text:line-break/><text:span text:style-name="T4">lanthropischen Dynam ik der Brüder Dollfus eine Vorreiter</text:span><text:line-break/><text:span text:style-name="T4">rolle spielte - ihrem jungen Förderer, dem D oktor Penot, die</text:span><text:line-break/><text:span text:style-name="T4">Organisation eines Kurses universellen U nterrichts für die</text:span><text:line-break/><text:span text:style-name="T4">Arbeiter an. In Paris wiederum hatte ein weniger bedeutender</text:span><text:line-break/><text:span text:style-name="T4">Fabrikant, der Färber Beauvisage, ebenfalls von der Methode</text:span><text:line-break/><text:span text:style-name="T4">gehört. Als Proletarier hatte er sich selbst emporgearbeitet und</text:span><text:line-break/><text:span text:style-name="T4">wollte nun seine Geschäfte m it der G ründung einer neuen</text:span><text:line-break/><text:span text:style-name="T4">Fabrik im Departement der Somme ausdehnen. Aber gleich</text:span><text:line-break/><text:span text:style-name="T4">zeitig möchte er sich auch nicht von seinen ursprünglichen</text:span><text:line-break/><text:span text:style-name="T4">Brüdern</text:span> <text:span text:style-name="T4">distanzieren.</text:span> <text:span text:style-name="T4">Als</text:span> <text:span text:style-name="T4">R epublikaner</text:span> <text:span text:style-name="T4">und</text:span> <text:span text:style-name="T4">Freimaurer</text:span><text:line-break/><text:span text:style-name="T4">träum t er davon, seine A rbeiter zu seinen Assoziierten zu</text:span><text:line-break/><text:span text:style-name="T4">machen. Diesem Traum steht leider eine unfreundliche Wirk</text:span><text:line-break/><text:span text:style-name="T4">lichkeit entgegen. Wie in jeder anderen Fabrik sind auch in</text:span><text:line-break/><text:span text:style-name="T4">seiner die Arbeiter aufeinander eifersüchtig und wissen sich nur</text:span><text:line-break/><text:span text:style-name="T4">einig gegen ihren Chef. Er würde ihnen gerne die Ausbildung</text:span><text:line-break/><text:span text:style-name="T4">angedeihen lassen, die in ihnen den alten Menschen zerstören</text:span><text:line-break/><text:span text:style-name="T4">und die Verwirklichung seines Traumes ermöglichen würde.</text:span><text:line-break/><text:span text:style-name="T4">Dafür hat er sich an die Brüder Ratier gewandt, die feurige</text:span><text:line-break/><text:span text:style-name="T4">Anhänger der M ethode sind, und von denen einer jeden Sonn</text:span><text:line-break/><text:span text:style-name="T4">tag auf dem Tuchm arkt die Em anzipation predigt.</text:span><text:line-break/><text:span text:style-name="T4">Neben den Industriellen gibt es auch die Verfechter des Fort</text:span><text:line-break/><text:span text:style-name="T4">schritts, Offiziere der Pioniereinheiten und der Artillerie haupt</text:span><text:line-break/><text:span text:style-name="T4">130</text:span> </text:p>
      <text:p text:style-name="P1"><text:span text:style-name="T4">net sind für die Erzeugung der Farbe Blau. 1812 erfuhr er von</text:span><text:span text:style-name="T1"><text:line-break/></text:span><text:span text:style-name="T4">der Erfindung der Lithographie durch Senefelder. Er war so</text:span><text:span text:style-name="T1"><text:line-break/></text:span><text:span text:style-name="T4">fort nach M ünchen aufgebrochen, hatte die Technik gelernt</text:span><text:span text:style-name="T1"><text:line-break/></text:span><text:span text:style-name="T4">und in Frankreich die erste lithographische Presse gegründet.</text:span><text:span text:style-name="T1"><text:line-break/></text:span><text:span text:style-name="T4">Die pädagogischen M öglichkeiten dieser neuen Industrie hat</text:span><text:span text:style-name="T1"><text:line-break/></text:span><text:span text:style-name="T4">ten ihn zu den Fragen der Ausbildung hingezogen. Er hatte</text:span><text:span text:style-name="T1"><text:line-break/></text:span><text:span text:style-name="T4">also für die Einführung des gegenseitigen U nterrichts nach der</text:span><text:span text:style-name="T1"><text:line-break/></text:span><text:span text:style-name="T4">Methode von Lancaster gekämpft. Er grenzte jedoch nichts</text:span><text:span text:style-name="T1"><text:line-break/></text:span><text:span text:style-name="T4">aus. U nter anderem hatte er die Gesellschaft für Unterrichts</text:span><text:span text:style-name="T1"><text:line-break/></text:span><text:span text:style-name="T4">methoden gegründet, die alle pädagogischen Erneuerungen er</text:span><text:span text:style-name="T1"><text:line-break/></text:span><text:span text:style-name="T4">forschen sollte. Alarm iert vom G erücht um die Wunder, die</text:span><text:span text:style-name="T1"><text:line-break/></text:span><text:span text:style-name="T4">sich in Belgien abspielten, hatte er sich entschieden, sich vor</text:span><text:span text:style-name="T1"><text:line-break/></text:span><text:span text:style-name="T4">O rt die Dinge selbst anzusehen.</text:span><text:span text:style-name="T1"><text:line-break/></text:span><text:span text:style-name="T4">Im m er noch agil m it siebzig Jahren - er hatte noch zwan</text:span><text:span text:style-name="T1"><text:line-break/></text:span><text:span text:style-name="T4">zig zu leben, Bücher zu schreiben und Gesellschaften und Zeit</text:span><text:span text:style-name="T1"><text:line-break/></text:span><text:span text:style-name="T4">schriften zu gründen, um den Obskurantism us zu bannen und</text:span><text:span text:style-name="T1"><text:line-break/></text:span><text:span text:style-name="T4">die Wissenschaft und die Philosophie zu fördern -, hatte er</text:span><text:span text:style-name="T1"><text:line-break/></text:span><text:span text:style-name="T4">die Postkutsche genommen, den G ründer gesehen, die Insti</text:span><text:span text:style-name="T1"><text:line-break/></text:span><text:span text:style-name="T4">tution von Mademoiselle Marcellis besucht, den Schülern Im</text:span><text:span text:style-name="T1"><text:line-break/></text:span><text:span text:style-name="T4">provisationen und Aufsätze aufgegeben und bestätigt, dass sie</text:span><text:span text:style-name="T1"><text:line-break/></text:span><text:span text:style-name="T4">ebenso gut schrieben wie er selbst. Die Auffassung von der</text:span><text:span text:style-name="T1"><text:line-break/></text:span><text:span text:style-name="T4">Gleichheit der Intelligenzen machte ihm nicht Angst. Er sah</text:span><text:span text:style-name="T1"><text:line-break/></text:span><text:span text:style-name="T4">darin eine große Erm utigung für die W issenschaft und die</text:span><text:span text:style-name="T1"><text:line-break/></text:span><text:span text:style-name="T4">Tugend, einen Schlag gegen die intellektuellen Aristokratien,</text:span><text:span text:style-name="T1"><text:line-break/></text:span><text:span text:style-name="T4">die weitaus fürchterlicher waren als jede materielle Macht. Er</text:span><text:span text:style-name="T1"><text:line-break/></text:span><text:span text:style-name="T4">hoffte, dass man ihre R ichtigkeit beweisen konnte. Dann,</text:span><text:span text:style-name="T1"><text:line-break/></text:span><text:span text:style-name="T4">dachte er, „würden alle Anm aßungen dieser hochmütigen Ge</text:span><text:span text:style-name="T1"><text:line-break/></text:span><text:span text:style-name="T4">nies verschwinden, die sich von der N a tu r bevorzugt glau</text:span><text:span text:style-name="T1"><text:line-break/></text:span><text:span text:style-name="T4">ben, sich auch berechtigt fühlen, ihresgleichen zu beherrschen</text:span><text:span text:style-name="T1"><text:line-break/></text:span><text:span text:style-name="T4">und sie fast auf das Niveau des Tieres hinabzustufen, damit</text:span><text:span text:style-name="T1"><text:line-break/></text:span><text:span text:style-name="T4">sie alleine die m ateriellen G ü ter genießen, die das blinde</text:span><text:span text:style-name="T1"><text:line-break/></text:span><text:span text:style-name="T4">Schicksal verteilt, und die man sich anzueignen versteht, in</text:span><text:span text:style-name="T1"><text:line-break/></text:span><text:span text:style-name="T4">dem man von der U nw issenheit der M enschen profitiert.“99</text:span><text:span text:style-name="T1"><text:line-break/></text:span><text:span text:style-name="T4">Er kam also zurück und verkündete der Gesellschaft für Me</text:span><text:span text:style-name="T1"><text:line-break/></text:span><text:span text:style-name="T4">thoden: Die Z ivilisation und das G lück des M enschenge</text:span><text:span text:style-name="T1"><text:line-break/></text:span><text:span text:style-name="T4">schlechts haben einen ungeheuerlichen F o rtsch ritt gemacht.</text:span><text:span text:style-name="T1"><text:line-break/></text:span><text:span text:style-name="T4">Die Gesellschaft musste diese neue M ethode untersuchen und</text:span><text:span text:style-name="T1"><text:line-break/></text:span><text:span text:style-name="T4">132</text:span></text:p>
      <text:p text:style-name="P1"><text:span text:style-name="T4">sie an erster Stelle reihen unter denen, die geeignet waren, den</text:span><text:line-break/><text:span text:style-name="T4">Fortschritt in der Bildung des Volkes zu beschleunigen.</text:span><text:line-break/><text:span text:style-name="T4">Von Schafen und Menschen</text:span><text:line-break/><text:span text:style-name="T4">Monsieur Jacotot schätzte den Eifer von M onsieur le Comte.</text:span><text:line-break/><text:span text:style-name="T4">Aber er war sogleich verpflichtet, seine</text:span> <text:span text:style-name="T4">Unaufmerksamkeit</text:span> <text:span text:style-name="T4">anzu</text:span><text:line-break/><text:span text:style-name="T4">prangern. Es war doch tatsächlich eine sonderbare Unaufmerk</text:span><text:line-break/><text:span text:style-name="T4">samkeit von jemandem, der der Idee der Em anzipation Bei</text:span><text:line-break/><text:span text:style-name="T4">fall klatschte, sie der Beurteilung einer Gesellschaft für M etho</text:span><text:line-break/><text:span text:style-name="T4">den unterwerfen zu wollen. Denn was ist denn eine</text:span> <text:span text:style-name="T4">Gesellschaft</text:span><text:line-break/><text:span text:style-name="T4">für Methoden}</text:span> <text:span text:style-name="T4">Ein Areopag höherer Geister, die die Ausbildung</text:span><text:line-break/><text:span text:style-name="T4">der Familien wollen und dafür die besten Methoden aussuchen.</text:span><text:line-break/><text:span text:style-name="T4">Das setzt doch offensichtlich voraus, dass die Familien unfä</text:span><text:line-break/><text:span text:style-name="T4">hig sind, sie selbst auszusuchen. Dafür müssten sie ja schon</text:span><text:line-break/><text:span text:style-name="T4">gebildet sein. In welchem Fall sie es ja nicht m ehr nötig hät</text:span><text:line-break/><text:span text:style-name="T4">ten, ausgebildet zu werden. In welchem Fall sie auch nicht die</text:span><text:line-break/><text:span text:style-name="T4">Gesellschaft bräuchten, was m it der H ypothese im W ider</text:span><text:line-break/><text:span text:style-name="T4">spruch steht. „Die gelehrten Gesellschaften sind eine sehr alte</text:span><text:line-break/><text:span text:style-name="T4">List, auf die die Welt immer hereingefallen ist und wahrschein</text:span><text:line-break/><text:span text:style-name="T4">lich immer hereinfallen wird. Man hält die Öffentlichkeit da</text:span><text:line-break/><text:span text:style-name="T4">von ab, sich die Mühe zu machen zu begutachten. Die</text:span> <text:span text:style-name="T4">Zeitschrift</text:span><text:line-break/><text:span text:style-name="T4">macht es sich zur Aufgabe zu sehen, die Gesellschaft verpflichtet</text:span><text:line-break/><text:span text:style-name="T4">sich zu begutachten; und um sich den Anschein von W ichtig</text:span><text:line-break/><text:span text:style-name="T4">keit zu geben, die den Faulen imponiert, lobt und tadelt man</text:span><text:line-break/><text:span text:style-name="T4">nie zu viel oder zu wenig. Es zeugt von Kleingeistigkeit, wenn</text:span><text:line-break/><text:span text:style-name="T4">man enthusiastisch bewundert; wenn man jedoch mit Maß lobt</text:span><text:line-break/><text:span text:style-name="T4">und tadelt, stellt man sich somit - neben dem Erwerb des Rufes</text:span><text:line-break/><text:span text:style-name="T4">der Unparteilichkeit - über diejenigen, die man beurteilt, ist</text:span><text:line-break/><text:span text:style-name="T4">man m ehr wert als sie, hat man m it Weisheit das Gute vom</text:span><text:line-break/><text:span text:style-name="T4">Mittelmäßigen und Schlechten getrennt. Das Gutachten ist eine</text:span><text:line-break/><text:span text:style-name="T4">ausgezeichnete verdummende Erklärung, die immer Erfolg ha</text:span><text:line-break/><text:span text:style-name="T4">ben wird. Im Übrigen beruft man sich auf einige kleine Axio</text:span><text:line-break/><text:span text:style-name="T4">me, m it denen man seine Rede auffettet:</text:span> <text:span text:style-name="T4">Es gibt nichts Vollkom</text:span><text:line-break/><text:span text:style-name="T4">menes</text:span> <text:span text:style-name="T5">...</text:span><text:span text:style-name="T4">Man muss sich vor Übertreibung hüten</text:span> <text:span text:style-name="T5">...</text:span> <text:span text:style-name="T4">Die Zeit wird es erweisen</text:span><text:line-break/><text:span text:style-name="T4">... (...) Eine der Persönlichkeiten ergreift das W ort und sagt:</text:span><text:line-break/><text:span text:style-name="T4">133</text:span></text:p>
      <text:p text:style-name="P1"><text:span text:style-name="T4">Meine lieben Freunde, w ir haben uns darauf geeinigt, dass alle</text:span><text:line-break/><text:span text:style-name="T4">guten M ethoden unserer Feuerprobe ausgesetzt werden und</text:span><text:line-break/><text:span text:style-name="T4">dass die französische N ation V ertrauen in das Resultat hat, das</text:span><text:line-break/><text:span text:style-name="T4">aus unserer Analyse folgt. Das Volk der Departements kann</text:span><text:line-break/><text:span text:style-name="T4">nicht Gesellschaften wie die unsere haben, die sie in ihrem Urteil</text:span><text:line-break/><text:span text:style-name="T4">leiten. Es gibt zwar hie und da kleine H auptorte und kleine</text:span><text:line-break/><text:span text:style-name="T4">Feuerprobenöfen, aber der beste Ofen, die Probe par excel</text:span><text:line-break/><text:span text:style-name="T4">lence befindet sich nur in Paris. Alle guten M ethoden streiten</text:span><text:line-break/><text:soft-page-break/><text:span text:style-name="T4">sich um die Ehre, nur in eurem Ofen gereinigt und bestätigt</text:span><text:line-break/><text:span text:style-name="T4">zu werden. Eine einzige hat das Recht, sich dagegen aufzuleh</text:span><text:line-break/><text:span text:style-name="T4">nen; aber w ir halten sie in unseren H änden, sie wird durch sie</text:span><text:line-break/><text:span text:style-name="T4">durchgehen wie alle anderen auch. Die Intelligenz der Mitglie</text:span><text:line-break/><text:span text:style-name="T4">der ist das große Laboratorium , wo die rechtmäßige Analyse</text:span><text:line-break/><text:span text:style-name="T4">aller M ethoden durchgeführt wird. U m sonst kämpft die uni</text:span><text:line-break/><text:span text:style-name="T4">verselle Methode gegen unsere Reglementierungen an, sie ge</text:span><text:line-break/><text:span text:style-name="T4">ben uns das Recht, sie zu beurteilen und w ir beurteilen sie.“100</text:span><text:line-break/><text:span text:style-name="T4">Glauben wir nicht, dass die Gesellschaft für M ethoden die</text:span><text:line-break/><text:span text:style-name="T4">M ethode Jacotot m it Missgunst beurteilt hätte. Sie teilte die</text:span><text:line-break/><text:span text:style-name="T4">progressiven Ideen ihres Präsidenten und konnte</text:span> <text:span text:style-name="T4">alles</text:span><text:span text:style-name="T5">,</text:span><text:span text:style-name="T4">was es Gutes</text:span><text:line-break/><text:span text:style-name="T4">gabm</text:span> <text:span text:style-name="T4">dieser Methode anerkennen. Wahrscheinlich erhoben sich</text:span><text:line-break/><text:span text:style-name="T4">spöttische Stimmen in diesem Areopag von Professoren, die</text:span><text:line-break/><text:span text:style-name="T4">diese wunderliche Vereinfachung, die dem Beruf des Lehrers</text:span><text:line-break/><text:span text:style-name="T4">angetan wurde, anprangerten. W ahrscheinlich blieben einige</text:span><text:line-break/><text:span text:style-name="T4">Geister skeptisch gegenüber den „kuriosen Details“, die ihr</text:span><text:line-break/>„<text:span text:style-name="T4">unermüdlicher Präsident“ von seiner Reise mitgebracht hatte.</text:span><text:line-break/><text:span text:style-name="T4">Andere Stimmen ließen sich wieder vernehm en, die die Insze</text:span><text:line-break/><text:span text:style-name="T4">nierung des Scharlatans, sorgfältig vorbereitete Besuche, aus</text:span><text:line-break/><text:span text:style-name="T4">wendig gelernte „Im provisationen“ und „neue“, von den Wer</text:span><text:line-break/><text:span text:style-name="T4">ken des Lehrmeisters abgeschriebene Aufsätze und Bücher, die</text:span><text:line-break/><text:span text:style-name="T4">sich ganz von alleine am rechten O rt auftaten, denunzierten.</text:span><text:line-break/><text:span text:style-name="T4">Man lachte auch über diesen unwissenden Gitarrenlehrmeister,</text:span><text:line-break/><text:span text:style-name="T4">dessen Schüler eine andere Melodie spielte als jene, die er vor</text:span><text:line-break/><text:span text:style-name="T4">den Augen hatte.101 A ber die M itglieder der Gesellschaft für</text:span><text:line-break/><text:span text:style-name="T4">M ethoden waren keine M änner, die etwas aufs W ort glaubten.</text:span><text:line-break/><text:span text:style-name="T4">M onsieur Froussard, ein Skeptiker, m achte sich auf, den Be</text:span><text:line-break/><text:span text:style-name="T4">richt von M onsieur de Lasteyrie zu überprüfen, und kam über</text:span><text:line-break/><text:span text:style-name="T4">zeugt zurück. M onsieur Boutm y überprüfte den Enthusiasmus</text:span><text:line-break/><text:span text:style-name="T4">134</text:span></text:p>
      <text:p text:style-name="P1"><text:span text:style-name="T4">von M onsieur Froussard, dann M onsieur Baudoin den von</text:span><text:line-break/><text:span text:style-name="T4">Monsieur Boutm y. Alle kamen überzeugt zurück. Aber sie</text:span><text:line-break/><text:span text:style-name="T4">waren auch überzeugt vom bevorstehenden Fortschritt, den</text:span><text:line-break/><text:span text:style-name="T4">diese neue U nterrichtsm ethode darstellte. Sie küm m erten sich</text:span><text:line-break/><text:span text:style-name="T4">nicht darum , sie den A rm en zu verkünden, die dam it ihre</text:span><text:line-break/><text:span text:style-name="T4">Kinder bilden sollten, indem sie sie lehrten, was sie nicht</text:span><text:line-break/><text:span text:style-name="T4">wussten. Sie beantragten, dass die Gesellschaft sie für die</text:span> <text:span text:style-name="T4">ortbo-</text:span><text:line-break/><text:span text:style-name="T4">matische</text:span> <text:span text:style-name="T4">Schule annehme, die sie organisierte, um durch Tatsa</text:span><text:line-break/><text:span text:style-name="T4">chen die hervorragende Eignung der neuen M ethoden zu de</text:span><text:line-break/><text:span text:style-name="T4">monstrieren. Die M ehrheit der Gesellschaft und M onsieur de</text:span><text:line-break/><text:span text:style-name="T4">Lasteyrie selbst stellten sich dem entgegen: Die Gesellschaft</text:span><text:line-break/><text:span text:style-name="T4">konnte nicht ^ M e t h o d e „unter Ausschluss aller anderen, die</text:span><text:line-break/><text:span text:style-name="T4">da waren und später dazukomm en w ürden“ annehmen. Sie</text:span><text:line-break/><text:span text:style-name="T4">hätte damit „der Verbesserungsfähigkeit Fesseln angelegt“ und</text:span><text:line-break/><text:span text:style-name="T4">zerstört, was ihr philosophischer Glaube und praktischer Seins</text:span><text:line-break/><text:span text:style-name="T4">grund war: die fortschreitende Vervollkom mnung von</text:span> <text:span text:style-name="T4">allen</text:span><text:line-break/><text:span text:style-name="T4">vergangenen, gegenwärtigen und zukünftigen guten M etho</text:span><text:line-break/><text:span text:style-name="T4">den.102 Sie lehnte jene</text:span> <text:span text:style-name="T4">Übertreibung</text:span> <text:span text:style-name="T4">ab, aber bewilligte, unbeirr</text:span><text:line-break/><text:span text:style-name="T4">bar heiter und objektiv unter dem beißenden W itz der U ni</text:span><text:line-break/><text:span text:style-name="T4">versellen, dem U nterricht der Methode Jacotot einen Saal in</text:span><text:line-break/><text:span text:style-name="T4">der orthomatischen Schule.</text:span><text:line-break/><text:span text:style-name="T4">Die Inkonsequenz von Monsieur de Lasteyrie bestand dar</text:span><text:line-break/><text:span text:style-name="T4">in: Damals hatte er nicht die Idee gehabt, eine Kommission ein</text:span><text:line-break/><text:span text:style-name="T4">zuberufen, die über den W ert der Merinoschafe oder der Li</text:span><text:line-break/><text:span text:style-name="T4">thographie befinden und einen Bericht über die Notwendig</text:span><text:line-break/><text:span text:style-name="T4">keit verfassen sollte, das eine oder das andere zu importieren.</text:span><text:line-break/><text:span text:style-name="T4">Er hatte sie selbst eingeführt, um damit in seinem eigenen,</text:span><text:line-break/><text:span text:style-name="T4">privaten Interesse etwas zu wagen. Aber die Einführung der</text:span><text:line-break/><text:span text:style-name="T4">Emanzipation hatte er anders beurteilt: Das war für ihn eine</text:span><text:line-break/><text:span text:style-name="T4">öffentliche Angelegenheit, die er in Gesellschaft behandeln</text:span><text:line-break/><text:span text:style-name="T4">musste. Dieser unglückliche Unterschied beruhte selbst auf ei</text:span><text:line-break/><text:span text:style-name="T4">ner unglücklichen Identifizierung: Er hatte das zu bildende</text:span><text:line-break/><text:span text:style-name="T4">Volk mit einer H erde von Schafen verwechselt. Die Schafher</text:span><text:line-break/><text:span text:style-name="T4">den bewegen sich nicht von alleine fort, und er glaubte, dass</text:span><text:line-break/><text:span text:style-name="T4">das bei den Menschen auch so sei: Man musste sie sicherlich</text:span><text:line-break/><text:span text:style-name="T4">emanzipieren, aber es lag an den aufgeklärten Geistern, das zu</text:span><text:line-break/><text:span text:style-name="T4">tun, und dafür musste man ihre besten Köpfe zusammenfassen,</text:span><text:line-break/><text:span text:style-name="T4">135</text:span></text:p>
      <text:p text:style-name="P1"><text:span text:style-name="T4">um die besten M ethoden, die besten Em anzipationsinstru</text:span><text:line-break/><text:span text:style-name="T4">mente zu finden. Emanzipieren bedeutete für ihn, Licht an die</text:span><text:line-break/><text:span text:style-name="T4">Stelle der D unkelheit zu setzen, und er dachte, dass die Me</text:span><text:line-break/><text:span text:style-name="T4">thode Jacotot eine</text:span> <text:span text:style-name="T4">Methode</text:span> <text:span text:style-name="T4">wie die anderen wäre, ein System</text:span><text:line-break/><text:span text:style-name="T4">der Erhellung der Geister, vergleichbar den anderen: eine si</text:span><text:line-break/><text:span text:style-name="T4">cherlich ausgezeichnete Erfindung, aber von</text:span> <text:span text:style-name="T4">derselben Art</text:span> <text:span text:style-name="T4">wie</text:span><text:line-break/><text:span text:style-name="T4">all diejenigen, die Woche für Woche eine neue Vervollkomm</text:span><text:line-break/><text:span text:style-name="T4">nung der Vervollkom mnung der Bildung des Volkes vorschlu</text:span><text:line-break/><text:span text:style-name="T4">gen: der Panlexigraphe von Bicaille, die Citolegie von Dupont,</text:span><text:line-break/><text:span text:style-name="T4">die Stiquiotechnik von M ontem ont, die Stereographie von</text:span><text:line-break/><text:span text:style-name="T4">O ttin, die Typographie von Painpare und Lupin, die Tachy-</text:span><text:line-break/><text:span text:style-name="T4">graphie von Coulon-Thevenot, die Stenographie von Fayet,</text:span><text:line-break/><text:span text:style-name="T4">die Kalligraphie von Carstairs, die polnische M ethode von</text:span><text:line-break/><text:span text:style-name="T4">Jazwinski, die gallische Methode, die M ethode Levi, die Me</text:span><text:line-break/><text:span text:style-name="T4">thoden von Senocq, Coupe, Lacombe, Mesnager, Schlott,</text:span><text:line-break/><text:span text:style-name="T4">Alexis de Noailles und H underte andere, deren Werke und</text:span><text:line-break/><text:span text:style-name="T4">Abhandlungen sich auf dem Schreibtisch der Gesellschaft häuf</text:span><text:line-break/><text:span text:style-name="T4">ten. Somit war alles gesagt: Gesellschaft, Kommission, Prüfung,</text:span><text:line-break/><text:span text:style-name="T4">Bericht, Zeitschrift,</text:span> <text:span text:style-name="T4">es gibt Gutes, und es gibt Schlechtes, die Zeit wird</text:span><text:line-break/><text:span text:style-name="T4">darüber urteilen, necprobatis nec improbatis</text:span> <text:span text:style-name="T4">und so weiter bis zum Ende</text:span><text:line-break/><text:span text:style-name="T4">der Zeiten.</text:span><text:line-break/><text:span text:style-name="T4">Als es um agrarische und industrielle Verbesserung ging, hatte</text:span><text:line-break/><text:span text:style-name="T4">Monsieur de Lasteyrie nach der A rt des universellen Unter</text:span><text:line-break/><text:span text:style-name="T4">richts gehandelt: Er hat selbst</text:span> <text:span text:style-name="T4">gesehen, verglichen, überlegt, nachgeahmt</text:span><text:span text:style-name="T5">,</text:span><text:line-break/><text:span text:style-name="T4">probiert, korrigiert.</text:span> <text:span text:style-name="T4">Aber als es darum ging, die intellektuelle Eman</text:span><text:line-break/><text:span text:style-name="T4">zipation den armen und unwissenden Familienvätern zu ver</text:span><text:line-break/><text:span text:style-name="T4">künden, war er unaufmerksam, hatte er alles vergessen. Er hatte</text:span><text:line-break/><text:span text:style-name="T4">Gleichheit mit FO R TSC H R ITT übersetzt und Emanzipation</text:span><text:line-break/><text:span text:style-name="T4">der armen Familienväter m it B ILD U N G DES VOLKES. Und</text:span><text:line-break/><text:span text:style-name="T4">um sich m it diesen V ernunftw esen, m it diesen</text:span> <text:span text:style-name="T4">Ontotogien</text:span> <text:span text:style-name="T4">zu</text:span><text:line-break/><text:span text:style-name="T4">beschäftigen, bedurfte es anderer Vernunftwesen. Ein Mann</text:span><text:line-break/><text:soft-page-break/><text:span text:style-name="T4">kann eine Schafherde führen. A ber für die H erde VOLK</text:span><text:line-break/><text:span text:style-name="T4">braucht man eine H erde, die m an G E L E H R T E GESELL</text:span><text:line-break/><text:span text:style-name="T4">SC H A FT,</text:span> <text:span text:style-name="T4">U N IV ER SITÄ T,</text:span> <text:span text:style-name="T4">Z E IT S C H R IF T</text:span> <text:span text:style-name="T4">etc.</text:span> <text:span text:style-name="T4">nennt,</text:span><text:line-break/><text:span text:style-name="T4">kurz, man braucht die V erdum m ung, die alte Regel der ge</text:span><text:line-break/><text:span text:style-name="T4">sellschaftlichen Fiktion. Die intellektuelle Em anzipation bean</text:span><text:line-break/><text:span text:style-name="T4">spruchte, sie durch ihr eigenes Leben zu verdoppeln und zu</text:span><text:line-break/><text:span text:style-name="T4">136</text:span></text:p>
      <text:p text:style-name="P1"><text:span text:style-name="T4">überholen. D och begegnete sie ihr nun wieder auf ihrem eige</text:span><text:line-break/><text:span text:style-name="T4">nen Weg, als T ribunal aufgerichtet, das dam it beauftragt war,</text:span><text:line-break/><text:span text:style-name="T4">in ihren Prinzipien und Ü bungen auszuwählen, was für die Fa</text:span><text:line-break/><text:span text:style-name="T4">milien gut sei und was nicht, und dies im N am en des F o rt</text:span><text:line-break/><text:span text:style-name="T4">schritts, ja selbst der Em anzipation des Volkes zu entscheiden.</text:span><text:line-break/><text:span text:style-name="T4">Der Zirkel der Fortschrittler</text:span><text:line-break/><text:span text:style-name="T4">Es war das aber nicht eine bloße Inkonsequenz des müden Ge</text:span><text:line-break/><text:span text:style-name="T4">hirns von M onsieur de Lasteyrie. Es war der Widerspruch, dem</text:span><text:line-break/><text:span text:style-name="T4">die intellektuelle Em anzipation imm er begegnet, wenn sie sich</text:span><text:line-break/><text:span text:style-name="T4">an die wendet, die wie sie das Glück der Arm en wollen, an die</text:span><text:line-break/><text:span text:style-name="T4">Männer des Fortschritts. Das Orakel der Verdummung hatte</text:span><text:line-break/><text:span text:style-name="T4">den G ründer vorgew arnt: „Heute weniger als jemals zuvor</text:span><text:line-break/><text:span text:style-name="T4">kannst du Erfolg erhoffen. Sie glauben an den Fortschritt, und</text:span><text:line-break/><text:span text:style-name="T4">ihre M einungen sind fest daran geknüpft; ich lache über deine</text:span><text:line-break/><text:span text:style-name="T4">Bemühungen. Sie werden nicht vom Fleck vorankom m en.“</text:span><text:line-break/><text:span text:style-name="T4">Der W iderspruch ist einfach darzustellen: W ir haben es ge</text:span><text:line-break/><text:span text:style-name="T4">sagt: Ein Mensch des</text:span> <text:span text:style-name="T4">Fortschritts</text:span> <text:span text:style-name="T4">ist ein Mensch, der</text:span> <text:span text:style-name="T4">schreitet, der</text:span><text:line-break/><text:span text:style-name="T4">sich etwas ansehen geht, experimentiert, seine Praxis ändert,</text:span><text:line-break/><text:span text:style-name="T4">sein Wissen überprüft und so ohne Ende. N un, ein Menschj</text:span><text:line-break/><text:span text:style-name="T4">des Fortschritts ist aber auch etwas anderes: ein Mensch, deil</text:span><text:line-break/><text:span text:style-name="T4">von der</text:span> <text:span text:style-name="T4">Annahme</text:span> <text:span text:style-name="T4">des Fortschritts aus denkt, der diese A nnah*</text:span><text:line-break/><text:span text:style-name="T4">me in den Rang einer beherrschenden Erklärung der gesell</text:span><text:line-break/><text:span text:style-name="T4">schaftlichen O rdnung erhebt.</text:span><text:line-break/><text:span text:style-name="T4">Tatsächlich wissen wir, dass die Erklärung nicht nur die ver</text:span><text:line-break/><text:span text:style-name="T4">dummende Waffe der Pädagogen ist, sondern auch das zusam</text:span><text:line-break/><text:span text:style-name="T4">menhaltende Band der gesellschaftlichen O rdnung selbst. W er</text:span><text:line-break/><text:span text:style-name="T4">O rdnung sagt, sagt auch Verteilung der Ränge. Die Rangein</text:span><text:line-break/><text:span text:style-name="T4">teilung setzt die Erklärung, verteilende und rechtfertigende Fik</text:span><text:line-break/><text:span text:style-name="T4">tion einer Ungleichheit voraus, die keinen anderen G rund hat</text:span><text:line-break/><text:span text:style-name="T4">als ihr Sein. Die alltägliche Erklärarbeit ist nur das Kleingeld</text:span><text:line-break/><text:span text:style-name="T4">der herrschenden Erklärung, die eine Gesellschaft charakteri</text:span><text:line-break/><text:span text:style-name="T4">siert. Kriege und R evolutionen ändern, indem sie die Form</text:span><text:line-break/><text:span text:style-name="T4">und die G renzen der Reiche antasten, die N atur der herrschen</text:span><text:line-break/><text:span text:style-name="T4">den Erklärungen. A ber diese Veränderung verläuft in engen</text:span><text:line-break/><text:span text:style-name="T4">137</text:span></text:p>
      <text:p text:style-name="P1"><text:span text:style-name="T4">Grenzen. W ir wissen nämlich, dass die Erklärung die Arbeit</text:span><text:line-break/><text:span text:style-name="T4">der Faulheit ist. Es genügt ihr, die Ungleichheit einzuführen,</text:span><text:line-break/><text:span text:style-name="T4">und das geht ganz leicht. Die elementarste Hierarchie ist die</text:span><text:line-break/><text:span text:style-name="T4">des</text:span> <text:span text:style-name="T4">Guten</text:span> <text:span text:style-name="T4">und des</text:span> <text:span text:style-name="T4">Schlechten.</text:span> <text:span text:style-name="T4">Das einfachste logische Verhältnis,</text:span><text:line-break/><text:span text:style-name="T4">das zur Erklärung dienen kann, ist das von</text:span> <text:span text:style-name="T4">vorher</text:span> <text:span text:style-name="T4">und</text:span> <text:span text:style-name="T4">nachher.</text:span><text:line-break/><text:span text:style-name="T4">M it diesen vier Elementen, dem G uten und dem Schlechten,</text:span><text:line-break/><text:span text:style-name="T4">dem V orher und dem N achher, hat man das Grundm uster</text:span><text:line-break/><text:span text:style-name="T4">aller Erklärungen.</text:span> <text:span text:style-name="T4">Vorher war es besser, sagen die einen: Der Ge</text:span><text:line-break/><text:span text:style-name="T4">setzgeber oder die G ottheit hatte die Dinge eingerichtet; die</text:span><text:line-break/><text:span text:style-name="T4">Menschen waren genügsam und glücklich; die Herrscher wa</text:span><text:line-break/><text:span text:style-name="T4">ren väterlich, und es wurde ihnen gehorcht; der Glaube der</text:span><text:line-break/><text:span text:style-name="T4">Vorfahren wurde geachtet, die Funktionen waren gut verteilt</text:span><text:line-break/><text:span text:style-name="T4">und die H erzen geeint. Jetzt werden die W örter verdorben,</text:span><text:line-break/><text:span text:style-name="T4">die Unterscheidungen verschwimmen, die Ränge vermischen</text:span><text:line-break/><text:span text:style-name="T4">sich, und die Sorge um die Kleinen geht ebenso wie der Re</text:span><text:line-break/><text:span text:style-name="T4">spekt vor den Großen verloren. Bemühen w ir uns also, das,</text:span><text:line-break/><text:span text:style-name="T4">was uns in unseren Unterscheidungen noch m it dem Prinzip</text:span><text:line-break/><text:span text:style-name="T4">des Guten verbindet, zu konservieren oder wiederzubeleben.</text:span><text:line-break/><text:span text:style-name="T4">Das Glück istfür morgen,</text:span> <text:span text:style-name="T4">antw orten die anderen: Das Menschen</text:span><text:line-break/><text:span text:style-name="T4">geschlecht war wie ein Kind den Launen und Schrecken seiner</text:span><text:line-break/><text:span text:style-name="T4">Einbildung ausgeliefert, eingelullt von den Märchen ignoran</text:span><text:line-break/><text:span text:style-name="T4">ter Ammen, der brutalen Kraft von Despoten und dem Aber</text:span><text:line-break/><text:span text:style-name="T4">glauben der Priester unterworfen. Jetzt gibt es Aufklärung der</text:span><text:line-break/><text:span text:style-name="T4">Geister, die Sitten werden zivilisiert, die Industrie verbreitet</text:span><text:line-break/><text:span text:style-name="T4">ihre Wohltaten, die Menschen kennen ihre Rechte, und die Bil</text:span><text:line-break/><text:span text:style-name="T4">dung wird ihnen die Wissenschaft sowie ihre Pflichten aufdek-</text:span><text:line-break/><text:span text:style-name="T4">ken. Es ist die Fähigkeit, die ab nun über den gesellschaftlichen</text:span><text:line-break/><text:span text:style-name="T4">Rang zu entscheiden hat. U nd es ist die Ausbildung, die sie</text:span><text:line-break/><text:span text:style-name="T4">zeigen und entwickeln wird.</text:span><text:line-break/><text:span text:style-name="T4">W ir stehen an einem Punkt, da eine herrschende Erklärung</text:span><text:line-break/><text:span text:style-name="T4">dabei ist, der erobernden Kraft einer anderen zu erliegen. Zeit</text:span><text:line-break/><text:span text:style-name="T4">alter des Übergangs. U nd das erklärt die Inkonsequenz der Män</text:span><text:line-break/><text:span text:style-name="T4">ner des Fortschritts wie M onsieur le C om pte de Lasteyrie. Frü</text:span><text:line-break/><text:span text:style-name="T4">her, als die Universität</text:span> <text:span text:style-name="T4">Barbara</text:span><text:span text:style-name="T5">,</text:span><text:span text:style-name="T4">Celarent</text:span> <text:span text:style-name="T4">und</text:span> <text:span text:style-name="T4">Baralipton</text:span> <text:span text:style-name="T4">stotterte,</text:span><text:line-break/><text:span text:style-name="T4">fand man</text:span> <text:span text:style-name="T4">neben ihr</text:span> <text:span text:style-name="T4">Adelige oder Mediziner, Bürger oder Kirchen</text:span><text:line-break/><text:span text:style-name="T4">leute, die sie reden ließen und sich um</text:span> <text:span text:style-name="T4">etwas anderes</text:span> <text:span text:style-name="T4">kümmer</text:span><text:line-break/><text:span text:style-name="T4">ten: Sie ließen Gläser schneiden und polieren oder polierten</text:span><text:line-break/><text:span text:style-name="T4">138</text:span></text:p>
      <text:p text:style-name="P1"><text:span text:style-name="T4">sie selbst für ihre optischen Experim ente, sie ließen sich von</text:span><text:line-break/><text:span text:style-name="T4">ihren Fleischern die Augen der Tiere reservieren, um die Ana</text:span><text:line-break/><text:span text:style-name="T4">tomie zu studieren, sie inform ierten sich untereinander und</text:span><text:line-break/><text:span text:style-name="T4">debattierten ihre H ypothesen. So vollzogen sich in den Poren</text:span><text:line-break/><text:span text:style-name="T4">der alten Gesellschaft</text:span> <text:span text:style-name="T4">Fortschritte, das heißt Aktualisierungen der</text:span><text:line-break/><text:span text:style-name="T4">menschlichen Fähigkeit, zu verstehen und zu handeln. M on</text:span><text:line-break/><text:span text:style-name="T4">sieur le Com pte ist noch ein wenig so ein experimentierender</text:span><text:line-break/><text:span text:style-name="T4">Adeliger. Aber im Übergang ist er von der steigenden Kraft</text:span><text:line-break/><text:span text:style-name="T4">der neuen Erklärung erfasst worden, von der neuen</text:span> <text:span text:style-name="T4">Ungleich</text:span><text:line-break/><text:span text:style-name="T4">machung dem</text:span> <text:span text:style-name="T4">Fortschritt. Es sind nicht m ehr die Neugierigen</text:span><text:line-break/><text:span text:style-name="T4">und die Kritiker, die diesen oder jenen Zweig der Wissenschaft,</text:span><text:line-break/><text:span text:style-name="T4">dieses oder jenes technische Mittel perfektionieren. Es ist</text:span> <text:span text:style-name="T4">die Ge</text:span><text:line-break/><text:span text:style-name="T4">sellschaft,</text:span> <text:span text:style-name="T4">die</text:span> <text:span text:style-name="T4">sich</text:span> <text:span text:style-name="T4">vervollkom m net, die ihre Ordnung unter dem</text:span><text:line-break/><text:span text:style-name="T4">Zeichen der Vervollkom m nung denkt. Es ist die Gesellschaft,</text:span><text:line-break/><text:span text:style-name="T4">die fortschreitet, und eine Gesellschaft kann nur gesellschaft</text:span><text:line-break/><text:span text:style-name="T4">lich fortschreiten, das heißt alle gemeinsam und geordnet. Der</text:span><text:line-break/><text:span text:style-name="T4">Fortschritt ist die neue Weise, Ungleichheit zu sagen.</text:span><text:line-break/><text:span text:style-name="T4">Aber diese Redeweise hat eine viel fürchterlichere Kraft als</text:span><text:line-break/><text:soft-page-break/><text:span text:style-name="T4">die alte. Jene war ständig verpflichtet, entgegen ihrem Prinzip</text:span><text:line-break/><text:span text:style-name="T4">zu handeln. Früher war es besser, sagte sie: Je weiter wir vor</text:span><text:line-break/><text:span text:style-name="T4">wärts gehen, desto m ehr gehen wir der Dekadenz entgegen.</text:span><text:line-break/><text:span text:style-name="T4">Aber diese herrschende Meinung hatte den Fehler, in ihrer herr</text:span><text:line-break/><text:span text:style-name="T4">schenden Erklärpraxis, in jener der Pädagogen, nicht anwend</text:span><text:line-break/><text:span text:style-name="T4">bar zu sein. Diese musste doch annehmen, dass das Kind sich</text:span><text:line-break/><text:span text:style-name="T4">der Perfektion annäherte, indem es sich von seinem Ursprung</text:span><text:line-break/><text:span text:style-name="T4">entfernte, indem es wuchs und unter ihrer Leitung von seiner</text:span><text:line-break/><text:span text:style-name="T4">Unwissenheit zu ihrem Wissen gelangte. Jede pädagogische Pra</text:span><text:line-break/><text:span text:style-name="T4">xis erklärt die Ungleichheit des Wissens als ein Übel, und als</text:span><text:line-break/><text:span text:style-name="T4">ein Übel, das im unendlichen Fortschreiten zum Guten auf</text:span><text:line-break/><text:span text:style-name="T4">hebbar ist. Jede Pädagogik ist von N atur aus fortschrittlich.</text:span><text:line-break/><text:span text:style-name="T4">So gab es eine Unstim m igkeit zwischen der großen Erklärung</text:span><text:line-break/><text:span text:style-name="T4">und den kleinen Erklärenden. Beide verdummten, aber unge</text:span><text:line-break/><text:span text:style-name="T4">ordnet. U nd diese U nordnung der Verdum m ung gab der</text:span><text:line-break/><text:span text:style-name="T4">Emanzipation einen Freiraum.</text:span><text:line-break/><text:span text:style-name="T4">Diese Zeiten sind dabei, zu Ende zu gehen. N unm ehr gehen</text:span><text:line-break/><text:span text:style-name="T4">die herrschende Fiktion und der Alltag der Verdummung in</text:span><text:line-break/><text:span text:style-name="T4">dieselbe Richtung. D afür gibt es einen einfachen Grund: den</text:span><text:line-break/><text:span text:style-name="T4">139</text:span> </text:p>
      <text:p text:style-name="P1"><text:span text:style-name="T1">die geeignet ist, Geister, die gerade erst von der Emanzipation<text:line-break/>berührt w urden, in die Irre zu führen und bei der geringsten<text:line-break/>Unachtsam keit straucheln zu lassen.<text:line-break/>Das bedeutet auch, dass der sich abzeichnende Sieg der F ort<text:line-break/>schrittler über die Alte auch der Sieg der Alten über ihre Geg<text:line-break/>nerschaft hinweg ist, der absolute Trium ph der institutionali<text:line-break/>sierten Ungleichheit, die beispielhafte Rationalisierung dieser<text:line-break/>Institution. U nd das ist die solide Basis, auf der sich die ewige<text:line-break/>Macht der Alten erhebt. D er G ründer versuchte das den Fort<text:line-break/>schrittlern guten Willens aufzuzeigen: „Die Erklärenden der<text:line-break/>Industrie und alle haben es bereits wiederholt: Seht den Fort<text:line-break/>schritt der Zivilisation! Das Volk braucht die Techniken, und<text:line-break/>man verkaufte ihm nur Latein, mit dem es nichts anfangen<text:line-break/>kann. Es w ird Maschinen zeichnen und konstruieren etc. Phi<text:line-break/>losophen, ihr habt Recht und ich bewundere euren Eifer un<text:line-break/>ter der H errschaft eines großen Herren, der euch nicht hilft,<text:line-break/>sondern sich behäbig auf seinem Thron toter Sprachen räkelt.<text:line-break/>Ich bewundere eure Aufopferung; euer philanthropisches Ziel<text:line-break/>ist sicher viel nützlicher als das der Alten. Aber sind eure M it<text:line-break/>tel nicht die ihren? Fürchtet ihr nicht, dass man euch anklagt,<text:line-break/>wie sie die Vorherrschaft der erklärenden Lehrmeister zu un<text:line-break/>terstützen?“104 D er gute Wille riskiert also, im eigentlichen<text:line-break/>Sinne kontraproduktiv zu werden. Die Alte weiß, was sie will,<text:line-break/>die Verdummung, und sie w irkt folgerichtig. Die Fortschrittler<text:line-break/>hingegen w ürden die Geister befreien und die Fähigkeiten des<text:line-break/>Volkes fördern wollen. Aber was sie vorschlagen, ist, die Ver<text:line-break/>dum mung zu perfektionieren, indem sie die Erklärungen per<text:line-break/>fektionieren.<text:line-break/>Das ist der Zirkel der Fortschrittler. Sie wollen die Geister<text:line-break/>der alten R outine, der Um klam m erung durch die Priester und<text:line-break/>Obskuranten aller A rt entreißen. U nd dafür braucht man ratio<text:line-break/>nellere M ethoden und Erklärungen. Man muss sie testen und<text:line-break/>vergleichen mittels Kommissionen und Gutachten. Man muss<text:line-break/>für die Ausbildung des Volkes ein qualifiziertes und diplomier<text:line-break/>tes Personal einsetzen, das m it neuen M ethoden gebildet und<text:line-break/>deren Ausführung überw acht wurde. Man muss vor allem die<text:line-break/>Im provisationen Inkom petenter verm eiden und darf durch<text:line-break/></text:span><text:span text:style-name="T2">141</text:span></text:p>
      <text:p text:style-name="P1"><text:span text:style-name="T1">Zufall oder durch R outine gebildeten Geistern, die der per</text:span><text:line-break/><text:span text:style-name="T1">fektionierten Erklärungen und fortschrittlichen Methoden un</text:span><text:line-break/><text:span text:style-name="T1">kundig sind, nicht die M öglichkeit bieten, eine Schule zu er</text:span><text:line-break/><text:span text:style-name="T1">öffnen und darin irgendwie irgendwas zu unterrichten. Man</text:span><text:line-break/><text:span text:style-name="T1">muss verm eiden, dass die Fam ilien, O rte der gewohnheits</text:span><text:line-break/><text:span text:style-name="T1">mäßigen Fortpflanzung und des eingefleischten Aberglaubens,</text:span><text:line-break/><text:span text:style-name="T1">empirischen Wissens und wenig aufgeklärter Gefühle, die Aus</text:span><text:line-break/><text:span text:style-name="T1">bildung der Kinder sicherstellen. Man bedarf dafür eines wohl</text:span><text:line-break/><text:span text:style-name="T1">geordneten Systems öffentlicher Ausbildung. Man braucht eine</text:span><text:line-break/><text:span text:style-name="T1">Universität und einen Großen Meister. Um sonst würde man</text:span><text:line-break/><text:span text:style-name="T1">einwenden, dass die Griechen und Röm er weder Universität</text:span><text:line-break/><text:span text:style-name="T1">noch einen großen Meister hatten und dass die Dinge nicht so</text:span><text:line-break/><text:span text:style-name="T1">schlecht liefen. Im Zeitalter des Fortschritts brauchen die</text:span><text:line-break/><text:span text:style-name="T1">Unwissendsten der rückständigsten Völker nur einen kurzen</text:span><text:line-break/><text:span text:style-name="T1">A ufenthalt in Paris, um</text:span> <text:span text:style-name="T1">sich davon zu überzeugen,</text:span> „<text:span text:style-name="T1">dass</text:span><text:line-break/><text:span text:style-name="T1">Anytos und Meletos nunm ehr die Notwendigkeit einer O r</text:span><text:line-break/><text:span text:style-name="T1">ganisation aufgezeigt haben, die regelt: 1. dass man erklären</text:span><text:line-break/><text:span text:style-name="T1">muss, 2. was man erklären wird, 3. wie man es erklären wird“.</text:span><text:line-break/><text:span text:style-name="T1">O hne diese Vorkehrungen sehen sie: „1. dass unsere Schuster</text:span><text:line-break/><text:span text:style-name="T1">Universeller Unterricht</text:span> <text:span text:style-name="T1">um den Stiefel ihres Zunftzeichens schrei</text:span><text:line-break/><text:span text:style-name="T1">ben könnten, wie das in Rom und Athen der Fall war, weil es</text:span><text:line-break/><text:span text:style-name="T1">an voraussichtiger Organisation mangelte, 2. dass der Schnei</text:span><text:line-break/><text:span text:style-name="T1">der entwickelbare Flächen erklären wollen wird, wie man es</text:span><text:line-break/><text:span text:style-name="T1">in Rom gesehen hat“, und dass somit eintreffe, was es vor al</text:span><text:line-break/><text:span text:style-name="T1">lem zu vermeiden gelte: „dass die alten Erklärungen sich von</text:span><text:line-break/><text:span text:style-name="T1">Generation zu Generation überliefern, zum Schaden der per</text:span><text:line-break/><text:span text:style-name="T1">fektionierten Erklärungen“.105</text:span><text:line-break/><text:span text:style-name="T1">Die Perfektionierung der Ausbildung besteht somit zualler</text:span><text:line-break/><text:span text:style-name="T1">erst in der Perfektionierung der</text:span> <text:span text:style-name="T1">Zügel, oder vielm ehr in der</text:span><text:line-break/><text:span text:style-name="T1">Perfektionierung der Vorstellung von der N ützlichkeit der</text:span><text:line-break/><text:span text:style-name="T1">Zügel. Die perm anente pädagogische R evolution wird zum</text:span><text:line-break/><text:span text:style-name="T1">normalen System, in welchem die erklärende Institution sich</text:span><text:line-break/><text:span text:style-name="T1">rationalisiert, sich rechtfertigt und somit die Ewigkeit des Prin</text:span><text:line-break/><text:span text:style-name="T1">zips und zugleich der Institutionen der Alten sicherstellt. In</text:span><text:line-break/><text:span text:style-name="T1">dem sie für die neuen M ethoden, für den gegenseitigen Unter</text:span><text:line-break/><text:span text:style-name="T1">richt von Lancaster kämpfen, haben die Fortschrittler damit</text:span><text:line-break/><text:span text:style-name="T1">zuerst dafür gekämpft, die N otw endigkeit aufzuzeigen, bes</text:span><text:line-break/><text:span text:style-name="T2">142</text:span></text:p>
      <text:p text:style-name="P1"><text:span text:style-name="T1">sere Zügel zur H and zu haben. „Ihr wisst, dass man Lancaster</text:span><text:line-break/><text:span text:style-name="T1">nicht will, und ihr habt erraten, warum nicht. Jedoch hat man</text:span><text:line-break/><text:span text:style-name="T1">euch am Ende euren Lancaster machen lassen. Wisst ihr war</text:span><text:line-break/><text:span text:style-name="T1">um? Man würde euch lieber in anderen Händen sehen. Aber</text:span><text:line-break/><text:span text:style-name="T1">schließlich braucht man nicht verzweifeln, solange es Zügel</text:span><text:line-break/><text:span text:style-name="T1">gibt. Eure angewandte G eom etrie ist auch nicht nach dem</text:span><text:line-break/><text:span text:style-name="T1">Geschmack von</text:span> <text:span text:style-name="T1">man, aber sie lässt sich in Formen anwenden.“106</text:span><text:line-break/><text:span text:style-name="T1">Man hatte sie den Lancaster machen lassen, bald wird man</text:span><text:line-break/><text:span text:style-name="T1">wahrscheinlich den industriellen U nterricht durchgehen lassen.</text:span><text:line-break/><text:span text:style-name="T1">Er war eine Leine, so gut wie jede andere Leine. Weniger da</text:span><text:line-break/><text:span text:style-name="T1">durch, was er als Bildung liefern könnte, als dadurch, dass er</text:span><text:line-break/><text:span text:style-name="T1">an die Fiktion der Ungleichheit</text:span> <text:span text:style-name="T1">glauben lassen</text:span> <text:span text:style-name="T1">könnte. Das wäre</text:span><text:line-break/><text:span text:style-name="T1">eine andere Dressurschule, die der alten nur widersprechen wür</text:span><text:line-break/><text:span text:style-name="T1">de, um desto besser ihr Prinzip, das Prinzip aller D ressur</text:span><text:line-break/><text:span text:style-name="T1">schulen, zu bejahen. „Man wird auf Latein zurückkom m en;</text:span><text:line-break/><text:span text:style-name="T1">der Z ureiter w ird uns in den Maschinen drehen lassen (...)</text:span><text:line-break/><text:span text:style-name="T1">W enn m an nicht aufpasst, w ird die V erdum m ung größer</text:span><text:line-break/><text:span text:style-name="T1">werden, weil sie weniger spürbar und leichter zu rechtfertigen</text:span><text:line-break/><text:span text:style-name="T1">sein w ird.“107</text:span><text:line-break/><text:span text:style-name="T1">A u f dem Kopf des Volkes</text:span><text:line-break/><text:span text:style-name="T1">Gehen w ir noch weiter: Auch der universelle U nterricht kann</text:span><text:line-break/><text:span text:style-name="T1">eine „gute M ethode“ sein, integriert in die Erneuerung der Ver</text:span><text:line-break/><text:span text:style-name="T1">dummung: eine</text:span> <text:span text:style-name="T1">natürliche</text:span> <text:span text:style-name="T1">Methode, die die intellektuelle E nt</text:span><text:line-break/><text:span text:style-name="T1">wicklung des Kindes ebenso respektiert, wie es seinem Geist</text:span><text:line-break/><text:span text:style-name="T1">die beste G ym nastik verordnet; eine</text:span> <text:span text:style-name="T1">aktive</text:span> <text:span text:style-name="T1">Methode, die dem</text:span><text:line-break/><text:span text:style-name="T1">Kind angewöhnt, selbst zu denken und alleine die Schwierig</text:span><text:line-break/><text:span text:style-name="T1">keiten zu m eistern, die die Sicherheit der Rede und den Sinn</text:span><text:line-break/><text:span text:style-name="T1">für V erantw ortung stärkt; eine gute</text:span> <text:span text:style-name="T1">klassische</text:span> <text:span text:style-name="T1">Ausbildung, die</text:span><text:line-break/><text:span text:style-name="T1">die Sprache an den großen Schriftstellern schult und den Jar</text:span><text:line-break/><text:span text:style-name="T1">gon der G ram m atiker beiseite lässt; eine praktische und</text:span> <text:span text:style-name="T1">schnelle</text:span><text:line-break/><text:span text:style-name="T1">Methode, die die aufwendigen und endlosen Etappen des G ym</text:span><text:line-break/><text:span text:style-name="T1">nasiums überspringt, um aufgeklärte und fleißige junge Leute</text:span><text:line-break/><text:span text:style-name="T1">zu bilden, die sich in Karrieren stürzen, die der gesellschaftli</text:span><text:line-break/><text:span text:style-name="T1">chen V ervollkom m nung nützlich sind. W er am meisten kann,</text:span><text:line-break/><text:span text:style-name="T2">143</text:span></text:p>
      <text:p text:style-name="P1"><text:span text:style-name="T1">kann am wenigsten, und eine M ethode, die geeignet ist zu</text:span><text:line-break/><text:span text:style-name="T1">unterrichten, w orin man unwissend ist, erlaubt zu unterrich</text:span><text:line-break/><text:span text:style-name="T1">ten, indem man spielend damit hantiert, was man weiß. Gute</text:span><text:line-break/><text:span text:style-name="T1">Lehrmeister eröffnen Schulen in seinem Zeichen, erfahrene</text:span><text:line-break/><text:span text:style-name="T1">Lehrm eister wie M onsieur D urietz, wie der junge Eugene</text:span><text:line-break/><text:span text:style-name="T1">Boutmy, wie Monsieur de Sepres, der ehemalige Polytechniker,</text:span><text:line-break/><text:span text:style-name="T1">der seine Institution von A ntwerpen nach Paris verlegt, und</text:span><text:line-break/><text:span text:style-name="T1">noch eine Gruppe anderer bedeutender Männer in Paris, Rouen,</text:span><text:line-break/><text:span text:style-name="T1">Metz, Clermont-Ferrand, Portiers, Lyon, Grenoble, Nantes,</text:span><text:line-break/><text:span text:style-name="T1">Marseille ... Ganz zu schweigen von den religiösen und den</text:span><text:line-break/><text:soft-page-break/><text:span text:style-name="T1">noch aufgeklärten Institutionen wie der Institution des</text:span> <text:span text:style-name="T1">Fleisch-</text:span><text:line-break/><text:span text:style-name="T1">gemrdenen Wortes, wo M onsieur Guillard, der die Reise nach Lö</text:span><text:line-break/><text:span text:style-name="T1">wen gemacht hatte, U nterricht gibt auf der Grundlage des</text:span> <text:span text:style-name="T1">Kenne</text:span><text:line-break/><text:span text:style-name="T1">dich selbst, von diesen Seminaren von Pamiers, von Senlis und</text:span><text:line-break/><text:span text:style-name="T1">anderswo, die, angesteckt vom unerm üdlichen Eifer des Schü</text:span><text:line-break/><text:span text:style-name="T1">lers Deshoullieres, einfach konvertierten. Diese Institutionen</text:span><text:line-break/><text:span text:style-name="T1">- wir sprechen natürlich nicht von den überhandnehmenden</text:span><text:line-break/><text:span text:style-name="T1">Fälschungen - empfehlen sich durch die Genauigkeit, mit der</text:span><text:line-break/><text:span text:style-name="T1">sie den Übungen der M ethode folgen:</text:span> <text:span text:style-name="T1">Calypso, Calypso konnte</text:span><text:span text:style-name="T3">,</text:span><text:line-break/><text:span text:style-name="T1">Calypso konnte nicht</text:span> <text:span text:style-name="T1">...; und danach die Im provisationen, die</text:span><text:line-break/><text:span text:style-name="T1">Aufsätze, die Überprüfungen, die Synonyme etc., der ganze</text:span><text:line-break/><text:span text:style-name="T1">U nterricht von Jacotot wird dabei respektiert, bis auf ein oder</text:span><text:line-break/><text:span text:style-name="T1">zwei kleine Dinge: Man lehrt nicht, w orin man unwissend</text:span><text:line-break/><text:span text:style-name="T1">ist. Aber nicht jeder, der es will, ist ein Unwissender, und es</text:span><text:line-break/><text:span text:style-name="T1">ist weder die Schuld von M onsieur Boutm y, wenn er die al</text:span><text:line-break/><text:span text:style-name="T1">ten Sprachen von G rund auf kennt, noch von M onsieur de</text:span><text:line-break/><text:span text:style-name="T1">Sepres, wenn er M athem atiker, und zwar einer der besten,</text:span><text:line-break/><text:span text:style-name="T1">ist.</text:span><text:line-break/><text:span text:style-name="T1">Die Prospekte sprechen auch nicht m ehr von der Gleichheit</text:span><text:line-break/><text:span text:style-name="T1">der Intelligenzen. Aber das ist ja, wie man weiß, eine</text:span> <text:span text:style-name="T1">Meinung</text:span><text:line-break/><text:span text:style-name="T1">des Gründers. U nd er selbst hat uns gelehrt, streng Meinungen</text:span><text:line-break/><text:span text:style-name="T1">von Tatsachen zu trennen, und alleine auf jenen jede Beweis</text:span><text:line-break/><text:span text:style-name="T1">führung aufzubauen. W ozu also die skeptischen oder halb über</text:span><text:line-break/><text:span text:style-name="T1">zeugten Geister durch diese Zum utung verstören? Es ist bes</text:span><text:line-break/><text:span text:style-name="T1">ser, ihnen die Tatsachen, die Resultate der M ethode vor Au</text:span><text:line-break/><text:span text:style-name="T1">gen zu führen, um ihnen die Kraft des Prinzips zu demonstrie</text:span><text:line-break/><text:span text:style-name="T1">ren. Deshalb braucht man auch nicht den N am en von Jacotot.</text:span><text:line-break/><text:span text:style-name="T2">144</text:span></text:p>
      <text:p text:style-name="P1"><text:span text:style-name="T1">Man spricht eher von der</text:span> <text:span text:style-name="T1">natürlichen Methode,</text:span> <text:span text:style-name="T1">einer M ethode, die</text:span><text:line-break/><text:span text:style-name="T1">von den besten Köpfen der Vergangenheit anerkannt wurde:</text:span><text:line-break/><text:span text:style-name="T1">Sokrates und M ontaigne, Locke und Condillac. H at der Mei</text:span><text:line-break/><text:span text:style-name="T1">ster nicht selbst gesagt, es gebe keine Methode Jacotot, sondern</text:span><text:line-break/><text:span text:style-name="T1">nur die M ethode des Schülers, die natürliche M ethode des</text:span><text:line-break/><text:span text:style-name="T1">menschlichen Geistes? W ozu also seinen Nam en wie eine Vo</text:span><text:line-break/><text:span text:style-name="T1">gelscheuche aufstellen? Bereits 1828 hatte D urietz den G rün</text:span><text:line-break/><text:span text:style-name="T1">der gewarnt: Er wolle an den „Baum der A bstraktionen“ die</text:span><text:line-break/><text:span text:style-name="T1">Axt anlegen, aber er werde es nicht in der Weise der Holzfäl</text:span><text:line-break/><text:span text:style-name="T1">ler machen. Er wolle sich vorsichtig einschleichen und „einige</text:span><text:line-break/><text:span text:style-name="T1">spürbare Erfolge“ bewirken, um den Trium ph der Methode</text:span><text:line-break/><text:span text:style-name="T1">vorzubereiten. Er wolle über den universellen U nterricht zur</text:span><text:line-break/><text:span text:style-name="T1">intellektuellen Em anzipation gelangen.108</text:span><text:line-break/><text:span text:style-name="T1">Aber die siegreiche Revolution von 1830 verschaffte diesem</text:span><text:line-break/><text:span text:style-name="T1">Versuch eine größere Bühne. 1831 wurde vom modernsten der</text:span><text:line-break/><text:span text:style-name="T1">Fortschrittler, dem jungen Journalisten Emile de Girardin, der</text:span><text:line-break/><text:span text:style-name="T1">Startschuss dazu gegeben. Er war sechsundzwanzig Jahre alt</text:span><text:line-break/><text:span text:style-name="T1">und Enkel des Marquis de Girardin, der den A utor des</text:span> <text:span text:style-name="T1">Emile</text:span><text:line-break/><text:span text:style-name="T1">protegiert hatte. Zwar war er ein Bastard, doch läutete er die</text:span><text:line-break/><text:span text:style-name="T1">Zeit ein, in der sich niem and m ehr wegen seiner H erkunft</text:span><text:line-break/><text:span text:style-name="T1">schämte. Er spürte die neue Ara und die neuen Kräfte: die A r</text:span><text:line-break/><text:span text:style-name="T1">beit und die Industrie; die professionelle Ausbildung und die</text:span><text:line-break/><text:span text:style-name="T1">Hauswirtschaftslehre; die öffentliche Meinung und die Pres</text:span><text:line-break/><text:span text:style-name="T1">se. Er verlachte die Latinisten und die Pedanten. Er verlachte</text:span><text:line-break/><text:span text:style-name="T1">die jungen Dum m köpfe, die von ihren guten Familien aus der</text:span><text:line-break/><text:span text:style-name="T1">Provinz nach Paris geschickt wurden, um Recht zu studieren</text:span><text:line-break/><text:span text:style-name="T1">und die Grisettes zu umschwärmen. Er wollte aktive Eliten,</text:span><text:line-break/><text:span text:style-name="T1">Äcker, die von den letzten Entdeckungen der Chemie frucht</text:span><text:line-break/><text:span text:style-name="T1">bar gemacht würden, ein Volk, das über alles unterrichtet wäre,</text:span><text:line-break/><text:span text:style-name="T1">was zu seinem materiellen und aufgeklärten Glück beitragen</text:span><text:line-break/><text:span text:style-name="T1">kann, und das Gleichgewicht auf der Waage der Rechte, Pflich</text:span><text:line-break/><text:span text:style-name="T1">ten und Interessen herstellt, das moderne Gesellschaften aus</text:span><text:line-break/><text:span text:style-name="T1">macht. Er wollte, dass das alles schnell gehe, dass die Jugend</text:span><text:line-break/><text:span text:style-name="T1">sich durch schnelle M ethoden vorbereite, sich früh für die Ge</text:span><text:line-break/><text:span text:style-name="T1">meinschaft nützlich zu machen, dass die Entdeckungen der</text:span><text:line-break/><text:span text:style-name="T1">Gelehrten und Erfinder sofort in das Leben der W erkstätten</text:span><text:line-break/><text:span text:style-name="T1">und der Heime, bis in die entlegensten Gebiete vordringe, um</text:span><text:line-break/><text:span text:style-name="T2">145</text:span></text:p>
      <text:p text:style-name="P1"><text:span text:style-name="T1">neue Gedanken zu erzeugen. Er wollte ein Organ, um diese</text:span><text:line-break/><text:span text:style-name="T1">W ohltaten ohne Verzögerung zu verbreiten. Es gab zwar die</text:span><text:line-break/><text:span text:style-name="T1">Zeitungfürgebräuchliche Kenntnisse</text:span> <text:span text:style-name="T1">von M onsieur de Lasteyrie. Aber</text:span><text:line-break/><text:span text:style-name="T1">diese A rt der Veröffentlichung war teuer, also notwendiger</text:span><text:line-break/><text:span text:style-name="T1">weise für das Publikum reserviert, das ihrer nicht bedurfte.</text:span><text:line-break/><text:span text:style-name="T1">W ozu die Wissenschaft für Akadem iker popularisieren, wozu</text:span><text:line-break/><text:span text:style-name="T1">die Hauswirtschaftslehre für Frauen von Welt? Er gründete</text:span><text:line-break/><text:span text:style-name="T1">die</text:span> <text:span text:style-name="T1">Zeitungfür nützliche Kenntnisse, m it einer Auflage von fünfhun</text:span><text:line-break/><text:span text:style-name="T1">derttausend Exemplaren, dank einer gigantischen Subskrip</text:span><text:line-break/><text:span text:style-name="T1">tions- und Werbekampagne. U m die Zeitung zu unterstützen</text:span><text:line-break/><text:span text:style-name="T1">und ihren Wirkungskreis zu erweitern, gründete er eine neue</text:span><text:line-break/><text:span text:style-name="T1">Gesellschaft: die</text:span> <text:span text:style-name="T1">Nationale Gesellschaftfür die intellektuelle Emanzipation.</text:span><text:line-break/><text:span text:style-name="T1">Das Prinzip dieser Emanzipation war einfach. „Für Verfassun</text:span><text:line-break/><text:span text:style-name="T1">gen wie für Gebäude braucht man einen festen und ebenen Bo</text:span><text:line-break/><text:span text:style-name="T1">den. Die Ausbildung verleiht den Intelligenzen ein Niveau, den</text:span><text:line-break/><text:span text:style-name="T1">Ideen einen Boden (...) Die Ausbildung der Massen bringt die</text:span><text:line-break/><text:span text:style-name="T1">absolutistischen Regierungen in Gefahr. Ihre Unwissenheit hin</text:span><text:line-break/><text:span text:style-name="T1">gegen bringt republikanische Regierungen in Gefahr, denn wenn</text:span><text:line-break/><text:span text:style-name="T1">parlamentarische Debatten den Massen ihre Rechte verkünden,</text:span><text:line-break/><text:span text:style-name="T1">wartet man nicht darauf, dass die Massen sie mit Bedacht ausü</text:span><text:line-break/><text:span text:style-name="T1">ben. U nd sobald ein Volk seine Rechte kennt, gibt es nur mehr</text:span><text:line-break/><text:span text:style-name="T1">ein Mittel, es zu regieren, nämlich es zu bilden. Wessen also jede</text:span><text:line-break/><text:span text:style-name="T1">Regierung bedarf, ist ein breites System abgestuften nationalen</text:span><text:line-break/><text:span text:style-name="T1">und professionellen Unterrichts, der die Aufklärung ins Herz</text:span><text:line-break/><text:span text:style-name="T1">der D unkelheit der Massen trägt, der alle willkürlichen Ab</text:span><text:line-break/><text:span text:style-name="T1">trennungen beseitigt, der jeder Klasse ihren Rang und jedem Men</text:span><text:line-break/><text:span text:style-name="T1">schen seinen Platz anweist.“109</text:span><text:line-break/><text:span text:style-name="T1">Diese neue O rdnung erkannte natürlich die W ürde der ar</text:span><text:line-break/><text:span text:style-name="T1">beitenden Bevölkerung, ihren hervorragenden Platz in der ge</text:span><text:line-break/><text:span text:style-name="T1">sellschaftlichen O rdnung an. Die intellektuelle Emanzipation</text:span><text:line-break/><text:span text:style-name="T1">bedeutete die Um kehrung der alten Hierarchie, die m it dem</text:span><text:line-break/><text:span text:style-name="T1">Privileg der Bildung verknüpft war. Bis dahin war die Ausbil</text:span><text:line-break/><text:span text:style-name="T1">dung das M onopol der leitenden Klasse, die ihre Hegemonie</text:span><text:line-break/><text:span text:style-name="T1">rechtfertigte, m it der w ohlbekannten Konsequenz, dass ein</text:span><text:line-break/><text:span text:style-name="T1">Kind des Volkes, das ausgebildet wurde, nicht m ehr in den</text:span><text:line-break/><text:span text:style-name="T1">Stand seiner Eltern zurück wollte. Man musste die gesellschaft</text:span><text:line-break/><text:span text:style-name="T1">liche Logik des Systems um kehren. Ab sofort wäre die Aus</text:span><text:line-break/><text:span text:style-name="T2">146</text:span></text:p>
      <text:p text:style-name="P1"><text:span text:style-name="T1">bildung kein Privileg m ehr, der Mangel an Ausbildung wäre</text:span><text:line-break/><text:span text:style-name="T1">eine</text:span> <text:span text:style-name="T1">Unfähigkeit. M an müsste, um das Volk zu zwingen, sich zu</text:span><text:line-break/><text:span text:style-name="T1">bilden, im Jahre 1840 jeden M ann von 20 Jahren, der nicht</text:span><text:line-break/><text:span text:style-name="T1">lesen könnte, für bürgerlich unm ündig erklären. Man müsste</text:span><text:line-break/><text:span text:style-name="T1">ihm behördlich eine der ersten N um m ern der Auslosung re</text:span><text:line-break/><text:span text:style-name="T1">servieren, die die unglücklichen jungen Leute zum Militärdienst</text:span><text:line-break/><text:span text:style-name="T1">verdammen. Diese Verpflichtung des Volkes wäre ebenso eine</text:span><text:line-break/><text:span text:style-name="T1">Verpflichtung ihm gegenüber. Man musste schnelle M ethoden</text:span><text:line-break/><text:span text:style-name="T1">finden, um vor 1840 der gesamten französischen Jugend das</text:span><text:line-break/><text:span text:style-name="T1">Lesen beizubringen. Das war die Devise der</text:span> <text:span text:style-name="T1">Nationalen Gesell</text:span><text:line-break/><text:span text:style-name="T1">schaftß r die intellektuelle Emanzipation'.</text:span> „<text:span text:style-name="T1">Schüttet die Ausbildung</text:span><text:line-break/><text:span text:style-name="T1">über dem Kopf des Volkes aus, ihr schuldet ihm diese Taufe.“</text:span><text:line-break/><text:span text:style-name="T1">Am Taufbecken befand sich der Sekretär der Gesellschaft,</text:span><text:line-break/><text:span text:style-name="T1">abgeheuert von der Gesellschaft für M ethoden, der begeister</text:span><text:line-break/><text:span text:style-name="T1">te Bewunderer des universellen Unterrichts, Eugene Boutmy.</text:span><text:line-break/><text:span text:style-name="T1">In der ersten N um m er der Zeitung versprach er, auf schnelle</text:span><text:line-break/><text:span text:style-name="T1">M ethoden für die Ausbildung der Massen zu verweisen. Er</text:span><text:line-break/><text:span text:style-name="T1">hielt W ort in einem Artikel, der m it</text:span> <text:span text:style-name="T1">Unterricht durch sich selbst</text:span><text:line-break/><text:span text:style-name="T1">betitelt war. D er Lehrmeister solle laut lesen</text:span> <text:span text:style-name="T1">Calypso</text:span> <text:span text:style-name="T1">und der</text:span><text:line-break/><text:span text:style-name="T1">Schüler</text:span> <text:span text:style-name="T1">Calypso</text:span> <text:span text:style-name="T1">wiederholen, dann, die W örter gut voneinan</text:span><text:line-break/><text:span text:style-name="T1">der getrennt,</text:span> <text:span text:style-name="T1">Calypso konnte</text:span><text:span text:style-name="T3">,</text:span><text:span text:style-name="T1">Calypso konnte nicht</text:span> <text:span text:style-name="T1">etc. Die M ethode</text:span><text:line-break/><text:span text:style-name="T1">nannte sich</text:span> <text:span text:style-name="T1">universeller natürlicher Unterricht, zu Ehren der N atur,</text:span><text:line-break/><text:span text:style-name="T1">die die Kinder selbst unterrichten würde. Ein ehrenwerter Ab</text:span><text:line-break/><text:span text:style-name="T1">geordneter, M onsieur Victor de Tracy, hatte auf diese Weise</text:span><text:line-break/><text:span text:style-name="T1">vierzig Bauern seiner Gemeinde m it so viel Erfolg gebildet,</text:span><text:line-break/><text:span text:style-name="T1">dass sie ihm einen Brief schreiben konnten, in dem sie ihm ihre</text:span><text:line-break/><text:span text:style-name="T1">lebhafte D ankbarkeit ausdrückten, sie zu intellektuellem Le</text:span><text:line-break/><text:soft-page-break/><text:span text:style-name="T1">ben befähigt zu haben. Jeder Korrespondent der</text:span> <text:span text:style-name="T1">Zeitung</text:span> <text:span text:style-name="T1">ma</text:span><text:line-break/><text:span text:style-name="T1">che es genauso, und bald würde die Lepra der Unwissenheit</text:span><text:line-break/><text:span text:style-name="T1">gänzlich vom Gesellschaftskörper verschwinden.110</text:span><text:line-break/><text:span text:style-name="T1">Die Gesellschaft, die beispielhafte Institutionen erm utigen</text:span><text:line-break/><text:span text:style-name="T1">wollte, interessierte sich auch für die Institution von M onsieur</text:span><text:line-break/><text:span text:style-name="T1">de Sepres. Sie schickte ihre Kommissäre, um diese M ethode</text:span><text:line-break/><text:span text:style-name="T1">der</text:span> <text:span text:style-name="T1">Autodidaxie</text:span> <text:span text:style-name="T1">zu untersuchen, die die jungen Burschen</text:span> <text:span text:style-name="T1">nach den</text:span><text:line-break/><text:span text:style-name="T1">Tatsachen</text:span> <text:span text:style-name="T1">zu überlegen, zu sprechen und zu schließen lehrte, in</text:span><text:line-break/><text:span text:style-name="T1">dem sie der natürlichen M ethode folgte, die im m er die gro</text:span><text:line-break/><text:span text:style-name="T1">ßer Entdeckungen gewesen war. Die Lage der Institution in der</text:span><text:line-break/><text:span text:style-name="T2">147</text:span></text:p>
      <text:p text:style-name="P1"><text:span text:style-name="T1">Rue de Monceau, jenem Viertel von Paris, das für seine gute</text:span><text:line-break/><text:span text:style-name="T1">Luft, die Gesundheit seiner N ahrung, die Hygiene und Gym</text:span><text:line-break/><text:span text:style-name="T1">nastik sowie auch für die Beständigkeit der moralischen und</text:span><text:line-break/><text:span text:style-name="T1">religiösen Gefühle seiner Bewohner bekannt war, ließ wenig</text:span><text:line-break/><text:span text:style-name="T1">zu wünschen übrig. Wie auch immer, die Institution versprach,</text:span><text:line-break/><text:span text:style-name="T1">die Schüler in drei Jahren M ittelschulunterricht zum Preis von</text:span><text:line-break/><text:span text:style-name="T1">achthundert Francs pro Jahr in den Stand zu versetzen, jede</text:span><text:line-break/><text:span text:style-name="T1">Prüfung zu bestehen. Somit konnte ein Familienvater genau</text:span><text:line-break/><text:span text:style-name="T1">die Kosten der Ausbildung seines Sohns berechnen und ihre</text:span><text:line-break/><text:span text:style-name="T1">Rentabilität überschlagen. Dafür verlieh die Gesellschaft der</text:span><text:line-break/><text:span text:style-name="T1">Institution von Monsieur de Sepres den Titel eines</text:span> <text:span text:style-name="T1">Nationalen</text:span><text:line-break/><text:span text:style-name="T1">Gymnasiums. Sie verpflichtete im Gegenzug die Eltern, die ihre</text:span><text:line-break/><text:span text:style-name="T1">Kinder hinschicken würden, sorgsam ihre Programme zu le</text:span><text:line-break/><text:span text:style-name="T1">sen, um die für ihre Söhne vorgesehene Karriere zu bestim</text:span><text:line-break/><text:span text:style-name="T1">men. Sobald die Karriere festgelegt war, würden die Kommis</text:span><text:line-break/><text:span text:style-name="T1">säre der Gesellschaft darüber wachen, dass die von den Eltern</text:span><text:line-break/><text:span text:style-name="T1">gewünschte Studienrichtung gewissenhaft verfolgt wird, damit</text:span><text:line-break/><text:span text:style-name="T1">der Schüler alles lerne, was ihn in seinem Beruf auszeichnen</text:span><text:line-break/><text:span text:style-name="T1">könne, und er nichts Überflüssiges lerne.111 Unglücklicherweise</text:span><text:line-break/><text:span text:style-name="T1">hatten die Kommissäre kaum die Zeit, diese Zusammenarbeit</text:span><text:line-break/><text:span text:style-name="T1">m it dem Nationalen Gymnasium voranzutreiben. Denn eine</text:span><text:line-break/><text:span text:style-name="T1">bretonische landwirtschaftliche Institution, deren Aufgabe es</text:span><text:line-break/><text:span text:style-name="T1">war, agronomische Kenntnisse zu verbreiten sowie die mora</text:span><text:line-break/><text:span text:style-name="T1">lische Erneuerung eines Teil der unbeschäftigten Jugend der</text:span><text:line-break/><text:span text:style-name="T1">Städte zu betreiben, wurde zum finanziellen Desaster, das auch</text:span><text:line-break/><text:span text:style-name="T1">die</text:span> <text:span text:style-name="T1">Nationale Gesellschaftfür die intellektuelle Emanzipation</text:span> <text:span text:style-name="T1">mit in den</text:span><text:line-break/><text:span text:style-name="T1">Abgrund riss. Zumindest hatte sie für die Zukunft gesät: „Die</text:span><text:line-break/><text:span text:style-name="T1">Zeitung für nützliche Kenntnisse war eine gute Zeitung. Wir</text:span><text:line-break/><text:span text:style-name="T1">hatten euer Schlagwort, intellektuelle Emanzipation, aufgenom</text:span><text:line-break/><text:span text:style-name="T1">men und unsere A bonnenten kraft der Erklärungen emanzi</text:span><text:line-break/><text:span text:style-name="T1">piert. Diese Emanzipation ist nicht gefährlich. W enn ein Pferd</text:span><text:line-break/><text:span text:style-name="T1">gezügelt und von einem guten Reiter bestiegen wird, weiß man,</text:span><text:line-break/><text:span text:style-name="T1">w ohin es geht. Es weiß nichts davon, aber man kann beruhigt</text:span><text:line-break/><text:span text:style-name="T1">sein; es wird sich über Berg und Tal nicht verirren.“112</text:span><text:line-break/><text:span text:style-name="T2">148</text:span></text:p>
      <text:p text:style-name="P1"><text:span text:style-name="T1">Der Triumph der Alten</text:span><text:line-break/><text:span text:style-name="T1">So konnten der universelle U nterricht und selbst das W ort von</text:span><text:line-break/><text:span text:style-name="T1">der intellektuellen Emanzipation in den Dienst der</text:span> <text:span text:style-name="T1">Foiischrittler</text:span><text:line-break/><text:span text:style-name="T1">gestellt werden, die wiederum zum größten N utzen der Alten</text:span><text:line-break/><text:span text:style-name="T1">arbeiteten. Die Arbeitsteilung vollzog sich folgendermaßen: den</text:span><text:line-break/><text:span text:style-name="T1">Fortschrittlern die M ethoden und die Diplome, die Zeitschrif</text:span><text:line-break/><text:span text:style-name="T1">ten und die Zeitungen, die die Liebe zu den Erklärungen durch</text:span><text:line-break/><text:span text:style-name="T1">die unbestimmte Perfektionierung ihrer Perfektionierung pfleg</text:span><text:line-break/><text:span text:style-name="T1">ten. Der Alten die Institutionen und die Prüfungen, die M acht</text:span><text:line-break/><text:span text:style-name="T1">der soliden Begründungen der erklärenden Institution und das</text:span><text:line-break/><text:span text:style-name="T1">Recht der gesellschaftlichen Sanktion. „Daher all diese Erfin</text:span><text:line-break/><text:span text:style-name="T1">dungspatente, die in der Leere des Erklärsystems aufeinander</text:span><text:line-break/><text:span text:style-name="T1">prallen: Erklärungen des Lesens, umgewandeltes Schreiben, er</text:span><text:line-break/><text:span text:style-name="T1">leichterte Sprachen, zusammenfassende Tafeln, perfektionierte</text:span><text:line-break/><text:span text:style-name="T1">M ethoden etc. und viele andere schöne Dinge, die in neuen</text:span><text:line-break/><text:span text:style-name="T1">Bücher kopiert werden, die eine neue Erklärung der alten Bü</text:span><text:line-break/><text:span text:style-name="T1">cher enthalten; das alles den perfektionierten Erklärenden un</text:span><text:line-break/><text:span text:style-name="T1">serer Epoche empfohlen, die sich alle zu Recht übereinander</text:span><text:line-break/><text:span text:style-name="T1">lustig machen, wie die Wahrsager. Niemals waren die Patent</text:span><text:line-break/><text:span text:style-name="T1">inhaber m ehr zu beklagen als heutzutage. Sie sind so zahlreich,</text:span><text:line-break/><text:span text:style-name="T1">dass sie kaum einen Schüler finden können, der nicht seine ei</text:span><text:line-break/><text:span text:style-name="T1">gene kleine perfektionierte Erklärung parat hat; sodass sie dar</text:span><text:line-break/><text:span text:style-name="T1">auf beschränkt sind, sich gegenseitig ihre jeweiligen Erklärun</text:span><text:line-break/><text:span text:style-name="T1">gen zu erklären (...) Die Alte lacht über diese Streitigkeiten,</text:span><text:line-break/><text:span text:style-name="T1">sie stachelt sie an, sie benennt Kommissionen, um zu urteilen;</text:span><text:line-break/><text:span text:style-name="T1">und da die Kommissionen alle Perfektionierungen gutheißen,</text:span><text:line-break/><text:span text:style-name="T1">gibt sie ihr Zepter an niemanden ab.</text:span> <text:span text:style-name="T1">Divide et impera.</text:span> <text:span text:style-name="T1">Die Alte</text:span><text:line-break/><text:span text:style-name="T1">behält die Schulen, die Universitäten und die Konservatorien</text:span><text:line-break/><text:span text:style-name="T1">in ihrer H and; sie gibt den anderen nur die Patente; sie sagt</text:span><text:line-break/><text:span text:style-name="T1">ihnen, dass das bereits viel ist, und sie glauben es ihr.</text:span><text:line-break/><text:span text:style-name="T1">Das Erklärsystem nährt sich wie die Zeit von ihren eigenen</text:span><text:line-break/><text:span text:style-name="T1">Kindern, die sie in dem Maße verschlingt, wie sie sie erzeugt;</text:span><text:line-break/><text:span text:style-name="T1">eine neue Erklärung, eine neue Perfektionierung wird geboren</text:span><text:line-break/><text:span text:style-name="T1">und stirbt sogleich, um Platz für tausend andere zu machen (...).</text:span><text:line-break/><text:span text:style-name="T1">So w ird sich das Erklärsystem erneuern, so w erden sich die</text:span><text:line-break/><text:span text:style-name="T1">Lateinschulen und die G riechischuniversitäten erhalten. M an</text:span><text:line-break/><text:span text:style-name="T2">149</text:span></text:p>
      <text:p text:style-name="P2"><text:span text:style-name="T1">wird schreien, aber die Schulen werden bestehen bleiben. Man</text:span><text:line-break/><text:span text:style-name="T1">wird sich darüber lustig machen, aber die Doctissimi und die</text:span><text:line-break/><text:span text:style-name="T1">Clarissimi werden fortfahren, sich in ihren alten Zeremonien</text:span><text:line-break/><text:span text:style-name="T1">kleidern zu begrüßen, ohne dabei zu lachen; die junge indu</text:span><text:line-break/><text:span text:style-name="T1">strielle M ethode w ird m it wissenschaftlichem Gehabe ihre</text:span><text:line-break/><text:span text:style-name="T1">G roßm utter beschimpfen, und doch werden die Industriellen</text:span><text:line-break/><text:span text:style-name="T1">weiterhin ihre perfektionierten Regeln und Kompasse verwen</text:span><text:line-break/><text:span text:style-name="T1">den, um den T hron zu errichten, von dem aus die alte Schwät</text:span><text:line-break/><text:span text:style-name="T1">zerin über alle W erkstätten regiert. M it einem W ort, die In</text:span><text:line-break/><text:span text:style-name="T1">dustriellen werden Erklärstühle machen, solange es Holz auf</text:span><text:line-break/><text:span text:style-name="T1">der Erde gibt.“113</text:span><text:line-break/><text:span text:style-name="T1">So arbeitete der Sieg der</text:span> <text:span text:style-name="T1">Leuchtenden</text:span> <text:span text:style-name="T1">über die</text:span> <text:span text:style-name="T1">Obskuranten</text:span> <text:span text:style-name="T1">da</text:span><text:line-break/><text:span text:style-name="T1">für, die älteste Sache, die die O bskuranten verteidigten, zu ver</text:span><text:line-break/><text:span text:style-name="T1">jüngen: die Ungleichheit der Intelligenzen. Es gab in dieser Auf</text:span><text:line-break/><text:span text:style-name="T1">teilung der Rollen eigentlich keine Inkonsequenz. Was die</text:span> <text:span text:style-name="T1">Un</text:span><text:line-break/><text:span text:style-name="T1">aufmerksamkeit Atr</text:span> <text:span text:style-name="T1">Fortschrittler begründete, ist die Leidenschaft,</text:span><text:line-break/><text:span text:style-name="T1">die jede Unaufmerksamkeit begründet, die Auffassung von der</text:span><text:line-break/><text:span text:style-name="T1">Ungleichheit. Ein fortschrittlicher Erklärender ist zuallererst</text:span><text:line-break/><text:span text:style-name="T1">ein Erklärender, das heißt ein Verteidiger der Ungleichheit. Es</text:span><text:line-break/><text:span text:style-name="T1">stim m t zwar, dass die gesellschaftliche O rdnung niemanden</text:span><text:line-break/><text:span text:style-name="T1">verpflichtet, an die Ungleichheit zu glauben, dass sie nieman</text:span><text:line-break/><text:span text:style-name="T1">den daran hindert, den Individuen und Familien die Emanzi</text:span><text:line-break/><text:span text:style-name="T1">pation zu verkünden. Aber diese einfache Verkündigung - die</text:span><text:line-break/><text:span text:style-name="T1">zu verhindern es niemals genug Gendarmen gibt - ist auch jene,</text:span><text:line-break/><text:span text:style-name="T1">die dem energischsten W iderstand begegnet: dem der intellek</text:span><text:line-break/><text:span text:style-name="T1">tuellen Hierarchie, die keine andere M acht hat als die Rationa</text:span><text:line-break/><text:span text:style-name="T1">lisierung der Ungleichheit. D er Fortschrittsglaube ist die mo</text:span><text:line-break/><text:span text:style-name="T1">derne Form dieser Macht, gereinigt von den materiellen For</text:span><text:line-break/><text:span text:style-name="T1">men traditioneller Autorität: Die Fortschrittler haben</text:span> <text:span text:style-name="T1">keine andere</text:span><text:line-break/><text:span text:style-name="T1">Macht As</text:span> <text:span text:style-name="T1">diese Unwissenheit, diese Unfähigkeit des Volkes, die</text:span><text:line-break/><text:span text:style-name="T1">ihre Priesterschaft begründet. Wie könnten sie, ohne den Ab</text:span><text:line-break/><text:span text:style-name="T1">grund unter ihren Füßen zu öffnen, den M enschen des Vol</text:span><text:line-break/><text:span text:style-name="T1">kes sagen, dass diese ihrer nicht bedürfen, um freie Menschen</text:span><text:line-break/><text:span text:style-name="T1">zu sein sowie über alles unterrichtet, was ihrer M enschenwür</text:span><text:line-break/><text:span text:style-name="T1">de geziemt? „Jeder dieser angeblichen Em anzipierenden hat</text:span><text:line-break/><text:span text:style-name="T1">seine H erde Em anzipierter, die er sattelt, zügelt und der er</text:span><text:line-break/><text:span text:style-name="T1">Sporen gibt.“114 Sie finden sich auch vereinigt darin, die einzig</text:span><text:line-break/><text:span text:style-name="T2">150</text:span> </text:p>
      <text:p text:style-name="P2"><text:span text:style-name="T1">nun an die Türen der Familien, wandten sich an alle Individu</text:span><text:line-break/><text:span text:style-name="T1">en, um sie auszubilden. Bis dahin kontrollierte die Universi</text:span><text:line-break/><text:span text:style-name="T1">tät m it ihrer Abschlussprüfung nur den Zugang zu wenigen</text:span><text:line-break/><text:span text:style-name="T1">Berufen: ein paar Tausend Rechtsanw älte, M ediziner und</text:span><text:line-break/><text:span text:style-name="T1">Akademiker. Der Rest der gesellschaftlichen Karrieren war für</text:span><text:line-break/><text:span text:style-name="T1">die offen, die sich auf ihre Weise ausgebildet hatten. Man</text:span><text:line-break/><text:span text:style-name="T1">brauchte zum Beispiel nicht A biturient zu sein, um aufs Poly</text:span><text:line-break/><text:span text:style-name="T1">technikum gehen zu können. Aber mit dem System der per</text:span><text:line-break/><text:span text:style-name="T1">fektionierten Erklärungen wurde das SystemperfektionierterVm-</text:span><text:line-break/><text:span text:style-name="T1">fungen eingerichtet. Die Alte versperrte nunm ehr mit Hilfe</text:span><text:line-break/><text:span text:style-name="T1">der Perfektionierer durch ihre Prüfungen m ehr und m ehr die</text:span><text:line-break/><text:span text:style-name="T1">Freiheit, anders zu lernen als durch ihre Erklärungen und durch</text:span><text:line-break/><text:span text:style-name="T1">den noblen Aufstieg ihrer Grade. Die perfektionierte Prüfung,</text:span><text:line-break/><text:span text:style-name="T1">die beispielhafte Repräsentation der Allwissenheit des Lehr</text:span><text:line-break/><text:span text:style-name="T1">meisters und der Unfähigkeit des Schülers, ihm jemals gleich</text:span><text:line-break/><text:span text:style-name="T1">zukommen, wird sich nunm ehr als die unumgängliche Macht</text:span><text:line-break/><text:span text:style-name="T1">der Ungleichheit der Intelligenzen demjenigen in den Weg stel</text:span><text:line-break/><text:span text:style-name="T1">len, der in der Gesellschaft eben seinen eigenen Weg gehen will.</text:span><text:line-break/><text:span text:style-name="T1">Die intellektuelle Emanzipation musste Zusehen, wie ihre Ver</text:span><text:line-break/><text:span text:style-name="T1">schanzungen, die Rückzugsnester der alten Gesellschaft uner</text:span><text:line-break/><text:span text:style-name="T1">bittlich durch das Vordringen der Erklärmaschine in Bedrängnis</text:span><text:line-break/><text:span text:style-name="T1">gebracht und erobert wurden.</text:span><text:line-break/><text:span text:style-name="T1">Die pädagogisierte Gesellschaft</text:span><text:line-break/><text:soft-page-break/><text:span text:style-name="T1">Dazu verschworen sich schließlich alle, und das umso mehr,</text:span><text:line-break/><text:span text:style-name="T1">je sehnsüchtiger sie die Republik und das Glück des Volkes her</text:span><text:line-break/><text:span text:style-name="T1">beiwünschten. Die Republikaner proklam ieren die Souverä</text:span><text:line-break/><text:span text:style-name="T1">nität des Volkes als Prinzip,</text:span> <text:span text:style-name="T1">obwohl sie wissen, dass das souveräne</text:span><text:line-break/><text:span text:style-name="T1">Volk nicht m it der unwissenden Menge, die sich nur der Ver</text:span><text:line-break/><text:span text:style-name="T1">teidigung ihrer m ateriellen Interessen w idm et, identifiziert</text:span><text:line-break/><text:span text:style-name="T1">werden kann. Sie</text:span> <text:span text:style-name="T1">wissen aber auch,</text:span> <text:span text:style-name="T1">dass die Republik die Gleich</text:span><text:line-break/><text:span text:style-name="T1">heit der Rechte und Pflichten bedeutet, dass sie die Gleichheit</text:span><text:line-break/><text:span text:style-name="T1">der Intelligenzen jedoch nicht dekretieren kann. Es ist näm</text:span><text:line-break/><text:span text:style-name="T1">lich offensichtlich, dass die Intelligenz eines rückständigen</text:span><text:line-break/><text:span text:style-name="T1">Bauern nicht die eines O berhauptes der Republik ist. Die ei</text:span><text:line-break/><text:span text:style-name="T2">152</text:span></text:p>
      <text:p text:style-name="P1"><text:span text:style-name="T1">nen denken, dass diese unvermeidbare Ungleichheit zur gesell</text:span><text:line-break/><text:span text:style-name="T1">schaftlichen Verschiedenartigkeit beiträgt wie die unendliche</text:span><text:line-break/><text:span text:style-name="T1">Varietät der Blätter zum unerschöpflichen Reichtum der N a</text:span><text:line-break/><text:span text:style-name="T1">tur. Sie darf nur die niedrige Intelligenz nicht daran hindern,</text:span><text:line-break/><text:span text:style-name="T1">ihre Rechte und vor allem ihre Pflichten zu verstehen. Ande</text:span><text:line-break/><text:span text:style-name="T1">re denken, dass die Zeit allmählich und fortschreitend diese</text:span><text:line-break/><text:span text:style-name="T1">Schwäche abm ildern wird, die aus den Jahrhunderten der</text:span><text:line-break/><text:span text:style-name="T1">U nterdrückung und Dunkelheit stammt. In beiden Fällen hat</text:span><text:line-break/><text:span text:style-name="T1">der G rund der Gleichheit - der guten, nicht verheerenden</text:span><text:line-break/><text:span text:style-name="T1">Gleichheit - dieselbe</text:span> <text:span text:style-name="T1">Requisite,</text:span> <text:span text:style-name="T1">die Ausbildung des Volkes: Bil</text:span><text:line-break/><text:span text:style-name="T1">dung der Unwissenden, von Menschen, die in egoistischen</text:span><text:line-break/><text:span text:style-name="T1">materiellen Sorgen stecken, von Individuen, die in ihrer Ver</text:span><text:line-break/><text:span text:style-name="T1">einzelung gefangen sind, durch Wissende, durch hingebungs</text:span><text:line-break/><text:span text:style-name="T1">volle Menschen, durch das Universelle der Vernunft und der</text:span><text:line-break/><text:span text:style-name="T1">öffentlichen Macht. Das nennt sich</text:span> <text:span text:style-name="T1">öffentliche Bildung, das heißt</text:span><text:line-break/><text:span text:style-name="T1">empirische Volksbildung, die von den Stellvertretern des Be</text:span><text:line-break/><text:span text:style-name="T1">griffs des souveränen Volkes aufs Programm gesetzt wird.</text:span><text:line-break/><text:span text:style-name="T1">Die öffentliche Bildung ist somit der weltliche Arm des Fort</text:span><text:line-break/><text:span text:style-name="T1">schritts, das Mittel, die Ungleichheit fortschreitend zu egali</text:span><text:line-break/><text:span text:style-name="T1">sieren, das heißt die Gleichheit unendlich inegal zu machen.</text:span><text:line-break/><text:span text:style-name="T1">Sobald dieses Prinzip akzeptiert ist, gibt es logischerweise nur</text:span><text:line-break/><text:span text:style-name="T1">eine Schlussfolgerung daraus zu ziehen: die Leitung der dum</text:span><text:line-break/><text:span text:style-name="T1">men Menge durch die Kaste der Intelligenz. Die Republikaner</text:span><text:line-break/><text:span text:style-name="T1">und alle ernsthaften Menschen des Fortschritts fühlen, dass sich</text:span><text:line-break/><text:span text:style-name="T1">ihr H erz angesichts dieser Konsequenz zusammenkrampft. All</text:span><text:line-break/><text:span text:style-name="T1">ihre Anstrengung richtet sich darauf, dem Prinzip zuzustim</text:span><text:line-break/><text:span text:style-name="T1">men und die Konsequenz zu verweigern. So macht es der re</text:span><text:line-break/><text:span text:style-name="T1">degewandte A utor des</text:span> <text:span text:style-name="T1">Buches des Volkes, Monsieur de Lamennais.</text:span><text:line-break/>„<text:span text:style-name="T1">W ahrscheinlich“, erkennt er</text:span> <text:span text:style-name="T1">ehrlicherweise</text:span> <text:span text:style-name="T1">an, „besitzen die</text:span><text:line-break/><text:span text:style-name="T1">Menschen nicht die gleichen Fähigkeiten“.116 Aber muss der</text:span><text:line-break/><text:span text:style-name="T1">Mensch des Volkes deswegen sofort zum passiven Gehorsam</text:span><text:line-break/><text:span text:style-name="T1">verdam m t und in den Rang eines Tieres hinabgestuft werden?</text:span><text:line-break/><text:span text:style-name="T1">Das kann so nicht sein: „Als erhabenes A ttribut der Intelli</text:span><text:line-break/><text:span text:style-name="T1">genz unterscheidet die Selbstbeherrschung den M enschen</text:span><text:line-break/><text:span text:style-name="T1">vom T ier.“117 W ahrscheinlich bringt die ungleiche Verteilung</text:span><text:line-break/><text:span text:style-name="T1">dieses erhabenen A ttributs die „Stadt G ottes“, die der Ver</text:span><text:line-break/><text:span text:style-name="T1">leiher der A ttribute dem Volk zu bauen aufträgt, in Gefahr.</text:span><text:line-break/><text:span text:style-name="T2">153</text:span></text:p>
      <text:p text:style-name="P1"><text:span text:style-name="T1">A ber sie scheint möglich, w enn das V olk sein wiedergewon</text:span><text:line-break/><text:span text:style-name="T1">nenes Recht „mit W eisheit zu gebrauchen“ versteht. Das M it</text:span><text:line-break/><text:span text:style-name="T1">tel, es nicht zu</text:span> <text:span text:style-name="T1">erniedrigen, das M ittel, es sein Recht</text:span> <text:span text:style-name="T1">mit Weisheit</text:span><text:line-break/><text:span text:style-name="T1">gebrauchen</text:span> <text:span text:style-name="T1">zu lassen, das M ittel, die G leichheit m it Ungleich</text:span><text:line-break/><text:span text:style-name="T1">heit herzustellen, ist die Bildung des Volkes, das heißt die</text:span><text:line-break/><text:span text:style-name="T1">unendliche V erringerung seiner Zurückgebliebenheit.</text:span><text:line-break/><text:span text:style-name="T1">Dies ist die Logik der „Reduktion“ der Ungleichheiten, die</text:span><text:line-break/><text:span text:style-name="T1">installiert wird. W er der Fiktion der Ungleichheit der Intelli</text:span><text:line-break/><text:span text:style-name="T1">genzen zugestimmt hat, wer die einzige Gleichheit, die die ge</text:span><text:line-break/><text:span text:style-name="T1">sellschaftliche O rdnung mit sich führen könnte, abgelehnt hat,</text:span><text:line-break/><text:span text:style-name="T1">braucht nicht m ehr von Fiktion zu Fiktion und von der O nto</text:span><text:line-break/><text:span text:style-name="T1">logie zur Korporation laufen, um das souveräne mit dem rück</text:span><text:line-break/><text:span text:style-name="T1">ständigen Volk, die Ungleichheit der Intelligenzen und die Ge</text:span><text:line-break/><text:span text:style-name="T1">genseitigkeit der Rechte und Pflichten zu versöhnen. Die öf</text:span><text:line-break/><text:span text:style-name="T1">fentliche Bildung, die eingerichtete gesellschaftliche Fiktion</text:span><text:line-break/><text:span text:style-name="T1">der Ungleichheit als Rückstand, ist die Zauberin, die all diese</text:span><text:line-break/><text:span text:style-name="T1">Vernunftwesen versöhnen wird. Sie vollbringt das, indem sie</text:span><text:line-break/><text:span text:style-name="T1">das Feld ihrer Erklärungen sowie die Prüfungen, die sie kon</text:span><text:line-break/><text:span text:style-name="T1">trolliert, ins Unendliche erweitert. Diese Rechnung der Alten</text:span><text:line-break/><text:span text:style-name="T1">geht imm er auf, mit neuen Lehrstühlen der Industriellen und</text:span><text:line-break/><text:span text:style-name="T1">dem strahlenden Glauben der Fortschrittler.</text:span><text:line-break/><text:span text:style-name="T1">Dagegen kann man nichts anderes zu tun, als diesen angeb</text:span><text:line-break/><text:span text:style-name="T1">lich ernsthaften Menschen zu erwidern, sie sollten</text:span> <text:span text:style-name="T1">aufmerksamer</text:span><text:line-break/><text:span text:style-name="T1">sein: „Ändert diese Form, zerreißt die Leine, brecht jeden Pakt</text:span><text:line-break/><text:span text:style-name="T1">m it der Alten. D enkt daran, dass sie nicht düm m er ist als ihr.</text:span><text:line-break/><text:span text:style-name="T1">Träum t davon und sagt mir,</text:span> <text:span text:style-name="T1">was ihr darüber denkt“m</text:span> <text:span text:style-name="T1">Aber wie</text:span><text:line-break/><text:span text:style-name="T1">sollten sie jemals hören, was folgt. Wie sollten sie hören, dass</text:span><text:line-break/><text:span text:style-name="T1">es nicht die Mission der Leuchtenden ist, die O bskuranten</text:span><text:line-break/><text:span text:style-name="T1">aufzuklären? W elcher Mann der Wissenschaft und der Aufop</text:span><text:line-break/><text:span text:style-name="T1">ferung wird es akzeptieren, sein Licht unter dem Scheffel und</text:span><text:line-break/><text:span text:style-name="T1">das Salz der Erde ohne Geschmack zu lassen? U nd wie sollten</text:span><text:line-break/><text:span text:style-name="T1">die jungen zarten Pflanzen, die kindlichen Geister des Volkes</text:span><text:line-break/><text:span text:style-name="T1">ohne den w ohltuenden Tau ihrer Erklärungen wachsen? Wer</text:span><text:line-break/><text:span text:style-name="T1">könnte verstehen, dass ihr M ittel, sich innerhalb der intel</text:span><text:line-break/><text:span text:style-name="T1">lektuellen O rdnung zu erheben, nicht das ist, von den Wissen</text:span><text:line-break/><text:span text:style-name="T1">den zu lernen, was sie nicht wissen, sondern es ändern Unwis</text:span><text:line-break/><text:span text:style-name="T1">senden zu lehren? Diese A rgum entation kann ein Mensch mit</text:span><text:line-break/><text:span text:style-name="T2">154</text:span></text:p>
      <text:p text:style-name="P1"><text:span text:style-name="T1">den“119, vor. Aber selbst das W ort Em anzipation war ambiva</text:span><text:line-break/><text:span text:style-name="T1">lent geworden. N ach dem Desaster des Unternehm ens von Gi-</text:span><text:line-break/><text:span text:style-name="T1">rardin hatte M onsieur de Sepres den Titel</text:span> <text:span text:style-name="T1">Die Emanzipation</text:span> <text:span text:style-name="T1">für</text:span><text:line-break/><text:span text:style-name="T1">seine Zeitung übernom m en, die großzügig von den besten A r</text:span><text:line-break/><text:span text:style-name="T1">beiten der Schüler des</text:span> <text:span text:style-name="T1">Nationalen Gymnasiums</text:span> <text:span text:style-name="T1">dotiert wurde. Es</text:span><text:line-break/><text:span text:style-name="T1">wurde daran eine</text:span> <text:span text:style-name="T1">Gesellschaft für die Verbreitung des universellen Unter</text:span><text:line-break/><text:span text:style-name="T1">richts</text:span> <text:span text:style-name="T1">angeschlossen, deren Vizepräsident beredt für die N o t</text:span><text:line-break/><text:span text:style-name="T1">wendigkeit qualifizierter Lehrmeister eintrat und zugleich die</text:span><text:line-break/><text:span text:style-name="T1">fehlende Möglichkeit für arme Familienväter, sich selbst um</text:span><text:line-break/><text:span text:style-name="T1">die Ausbildung ihrer Kinder zu küm m ern,</text:span> <text:span text:style-name="T1">betonte.</text:span> <text:span text:style-name="T1">Man</text:span><text:line-break/><text:span text:style-name="T1">musste</text:span> <text:span text:style-name="T1">den</text:span> <text:span text:style-name="T1">U nterschied</text:span> <text:span text:style-name="T1">hervorheben:</text:span> <text:span text:style-name="T1">Die</text:span> <text:span text:style-name="T1">Zeitung</text:span> <text:span text:style-name="T1">von</text:span><text:line-break/><text:span text:style-name="T1">Jacotot, die seine zwei Söhne für ihn redigierten, während er</text:span><text:line-break/><text:span text:style-name="T1">ihnen diktierte - seine Schwäche hinderte ihn daran zu schrei</text:span><text:line-break/><text:span text:style-name="T1">ben, er war gezwungen, seinen Kopf zu stützen, der sich nicht</text:span><text:line-break/><text:span text:style-name="T1">m ehr gerade halten wollte -, diese Zeitung nahm also den Ti</text:span><text:line-break/><text:span text:style-name="T1">tel</text:span> <text:span text:style-name="T1">Zeitung fürpanekastische Philosophie</text:span> <text:span text:style-name="T1">an. Ihrem Vorbild gemäß</text:span><text:line-break/><text:span text:style-name="T1">schufen die Getreuen eine</text:span> <text:span text:style-name="T1">Gesellschaftfür panekastsiche Philosophie.</text:span><text:line-break/><text:span text:style-name="T1">Diesen Nam en versuchte niemand, ihnen streitig zu machen.</text:span><text:line-break/><text:span text:style-name="T1">W ir wissen, was er bedeutete: In</text:span> <text:span text:style-name="T1">jeder</text:span> <text:span text:style-name="T1">intellektuellen Manife</text:span><text:line-break/><text:span text:style-name="T1">station steckt das Ganze der menschlichen Intelligenz. Der Pane-</text:span><text:line-break/><text:span text:style-name="T1">kastiker ist ein Liebhaber der Rede, wie der schlaue Sokrates und</text:span><text:line-break/><text:span text:style-name="T1">der naive Phaidros. Aber im Gegensatz zu den Protagonisten</text:span><text:line-break/><text:span text:style-name="T1">von Platon kennt er keine Hierarchie unter den Rednern, noch</text:span><text:line-break/><text:span text:style-name="T1">unter den Reden. Im Gegenteil, was ihn interessiert, ist, ihre</text:span><text:line-break/><text:span text:style-name="T1">Gleichheit zu suchen. Er erwartete sich von keiner Rede die</text:span><text:line-break/><text:span text:style-name="T1">Wahrheit. Sie lässt sich fühlen, aber nicht sagen. Sie bietet für</text:span><text:line-break/><text:span text:style-name="T1">den Fortgang der Rede eine Regel, aber sie zeigt sich nie in ih</text:span><text:line-break/><text:span text:style-name="T1">ren Sätzen. Der Panekastiker urteilt auch nicht über die Moral</text:span><text:line-break/><text:span text:style-name="T1">der Reden. Die Moral, die für ihn zählt, ist die, die über den</text:span><text:line-break/><text:span text:style-name="T1">A kt des Sprechens und des Schreibens wacht, über die Absicht</text:span><text:line-break/><text:span text:style-name="T1">zu kommunizieren, über die Anerkennung des anderen als in</text:span><text:line-break/><text:span text:style-name="T1">tellektuelles Subjekt, das fähig ist zu verstehen, was ein intellek</text:span><text:line-break/><text:span text:style-name="T1">tuelles Subjekt ihm sagen will. D er Panekastiker interessiert sich</text:span><text:line-break/><text:span text:style-name="T1">für alle Reden, für alle intellektuellen Manifestationen, und ver</text:span><text:line-break/><text:span text:style-name="T1">folgt dabei einen einzigen Zweck: verifizieren, dass sie dieselbe</text:span><text:line-break/><text:span text:style-name="T1">Intelligenz ins W erk setzen, die Gleichheit verifizieren, indem</text:span><text:line-break/><text:span text:style-name="T1">man eine Intelligenz in eine andere übersetzt.</text:span><text:line-break/><text:span text:style-name="T2">158</text:span></text:p>
      <text:p text:style-name="P1"><text:span text:style-name="T1">Das implizierte ein unerhörtes Verhältnis zu den Debatten</text:span><text:line-break/><text:span text:style-name="T1">der Zeit voraus. D er intellektuelle Kampf um das Volk und</text:span><text:line-break/><text:span text:style-name="T1">seine Fähigkeit war voll entbrannt: M onsieur de Lamennais</text:span><text:line-break/><text:soft-page-break/><text:span text:style-name="T1">hatte das</text:span> <text:span text:style-name="T1">Buch des Volkes</text:span> <text:span text:style-name="T1">veröffentlicht. Monsieur Lerminier, ab</text:span><text:line-break/><text:span text:style-name="T1">trünniger Saint-Simonist und Orakel der</text:span> <text:span text:style-name="T1">Zeitschrift der %wei Welten,</text:span><text:line-break/><text:span text:style-name="T1">hatte dessen Inkonsequenz angeprangert. Frau George Sand</text:span><text:line-break/><text:span text:style-name="T1">hatte ihrerseits den Banner des Volkes und seiner Souveräni</text:span><text:line-break/><text:span text:style-name="T1">tät aufgepflanzt. Die</text:span> <text:span text:style-name="T1">Zeitungfürpanekastische Philosophie</text:span> <text:span text:style-name="T1">analysierte</text:span><text:line-break/><text:span text:style-name="T1">jede dieser intellektuellen Darbietungen. Jede davon bean</text:span><text:line-break/><text:span text:style-name="T1">spruchte, einem politischen Lager als Zeuge der W ahrheit zu</text:span><text:line-break/><text:span text:style-name="T1">dienen. Das war eine Sache, die den Bürger betraf, aber der</text:span><text:line-break/><text:span text:style-name="T1">Panekastiker hatte daraus nichts zu folgern. Was ihn an dieser</text:span><text:line-break/><text:span text:style-name="T1">Abfolge von Widerlegungen interessierte, war die</text:span> <text:span text:style-name="T1">Kunst,</text:span> <text:span text:style-name="T1">die die</text:span><text:line-break/><text:span text:style-name="T1">einen wie die anderen anwandten, um auszudrücken,</text:span> <text:span text:style-name="T1">was sie sagen</text:span><text:line-break/><text:span text:style-name="T1">wollten.</text:span> <text:span text:style-name="T1">Er zeigte, indem er sie ineinander übersetzte, wie sie Tau</text:span><text:line-break/><text:span text:style-name="T1">sende</text:span> <text:span text:style-name="T1">andere</text:span> <text:span text:style-name="T1">Gedichte,</text:span> <text:span text:style-name="T1">Tausende</text:span> <text:span text:style-name="T1">andere</text:span> <text:span text:style-name="T1">A benteuer</text:span> <text:span text:style-name="T1">des</text:span><text:line-break/><text:span text:style-name="T1">menschlichen Geistes, von den klassischen W erken bis zum</text:span><text:line-break/><text:span text:style-name="T1">Märchen von Blaubart oder den Erwiderungen der Proletari</text:span><text:line-break/><text:span text:style-name="T1">er vom Platz M aubert, übersetzten. Diese Suche nach der</text:span><text:line-break/><text:span text:style-name="T1">Kunst war kein Gelehrtenvergnügen. Es war eine Philosophie,</text:span><text:line-break/><text:span text:style-name="T1">die einzige, die das Volk praktizieren konnte. Die alten Philoso</text:span><text:line-break/><text:span text:style-name="T1">phien</text:span> <text:span text:style-name="T1">sagten</text:span> <text:span text:style-name="T1">die W ahrheit und lehrten die Moral. Sie setzten vo</text:span><text:line-break/><text:span text:style-name="T1">raus, dass man dafür sehr gelehrt sein muss. Die Panekastik hin</text:span><text:line-break/><text:span text:style-name="T1">gegen sagte nicht die W ahrheit und predigte keine Moral. Sie</text:span><text:line-break/><text:span text:style-name="T1">war einfach und leicht wie die Erzählung, die jeder von seinen</text:span><text:line-break/><text:span text:style-name="T1">intellektuellen Abenteuern macht. „Es ist die Geschichte von</text:span><text:line-break/><text:span text:style-name="T1">jedem von uns (...) Was auch immer eure Spezialität sei, Schäfer</text:span><text:line-break/><text:span text:style-name="T1">oder König, ihr könnt über den menschlichen Geist sprechen.</text:span><text:line-break/><text:span text:style-name="T1">Die Intelligenz passt zu allen Berufen; sie lässt sich in allen ge</text:span><text:line-break/><text:span text:style-name="T1">sellschaftlichen Klassen beobachten (...) der Vater und der</text:span><text:line-break/><text:span text:style-name="T1">Sohn, beide unwissend, können sich über die Panekastik un</text:span><text:line-break/><text:span text:style-name="T1">terhalten.“120</text:span><text:line-break/><text:span text:style-name="T1">Das Problem der Proletarier, die von der offiziellen Gesell</text:span><text:line-break/><text:span text:style-name="T1">schaft und von der politischen Repräsentation ausgeschlossen</text:span><text:line-break/><text:span text:style-name="T1">sind, unterscheidet sich nicht von dem der W issenden und</text:span><text:line-break/><text:span text:style-name="T1">Mächtigen: Wie sie können sie Menschen im vollen Sinne des</text:span><text:line-break/><text:span text:style-name="T1">W ortes nur werden, w enn sie die Gleichheit</text:span> <text:span text:style-name="T1">anerkennen. Die</text:span><text:line-break/><text:span text:style-name="T2">159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16:43:07.008000000</meta:creation-date>
    <dc:date>2023-12-27T16:46:03.519000000</dc:date>
    <meta:editing-duration>PT2M56S</meta:editing-duration>
    <meta:editing-cycles>1</meta:editing-cycles>
    <meta:document-statistic meta:table-count="0" meta:image-count="0" meta:object-count="0" meta:page-count="12" meta:paragraph-count="35" meta:word-count="11873" meta:character-count="75905" meta:non-whitespace-character-count="64062"/>
    <meta:generator>LibreOffice/7.3.7.2$Windows_X86_64 LibreOffice_project/e114eadc50a9ff8d8c8a0567d6da8f454beeb84f</meta:generator>
  </office:meta>
</office:document-meta>
</file>